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3.976cm"/>
    </style:style>
    <style:style style:name="Table1.B" style:family="table-column">
      <style:table-column-properties style:column-width="5.08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2.983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1.817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3.771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dddddd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26.144cm" table:align="margins" fo:background-color="transparent">
        <style:background-image/>
      </style:table-properties>
    </style:style>
    <style:style style:name="Table7.A" style:family="table-column">
      <style:table-column-properties style:column-width="15.27cm" style:rel-column-width="38275*"/>
    </style:style>
    <style:style style:name="Table7.B" style:family="table-column">
      <style:table-column-properties style:column-width="5.597cm" style:rel-column-width="14029*"/>
    </style:style>
    <style:style style:name="Table7.C" style:family="table-column">
      <style:table-column-properties style:column-width="5.278cm" style:rel-column-width="13231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7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none" fo:border-top="none" fo:border-bottom="0.5pt solid #000000"/>
    </style:style>
    <style:style style:name="Table7.C3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4327c16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officeooo:paragraph-rsid="0445901d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3409e4f"/>
    </style:style>
    <style:style style:name="P13" style:family="paragraph" style:parent-style-name="Table_20_Contents">
      <style:text-properties officeooo:paragraph-rsid="04489b60"/>
    </style:style>
    <style:style style:name="P14" style:family="paragraph" style:parent-style-name="Table_20_Contents">
      <style:text-properties officeooo:paragraph-rsid="044c2e9f"/>
    </style:style>
    <style:style style:name="P15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6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7" style:family="paragraph" style:parent-style-name="Table_20_Contents">
      <style:text-properties officeooo:paragraph-rsid="03c7c1cb"/>
    </style:style>
    <style:style style:name="P18" style:family="paragraph" style:parent-style-name="Table_20_Contents">
      <style:text-properties officeooo:paragraph-rsid="03ecb54b"/>
    </style:style>
    <style:style style:name="P19" style:family="paragraph" style:parent-style-name="Table_20_Contents">
      <style:text-properties officeooo:paragraph-rsid="03266a92"/>
    </style:style>
    <style:style style:name="P20" style:family="paragraph" style:parent-style-name="Table_20_Contents">
      <style:text-properties officeooo:paragraph-rsid="032bbd7a"/>
    </style:style>
    <style:style style:name="P21" style:family="paragraph" style:parent-style-name="Table_20_Contents">
      <style:text-properties officeooo:paragraph-rsid="036b7fd3"/>
    </style:style>
    <style:style style:name="P22" style:family="paragraph" style:parent-style-name="Table_20_Contents">
      <style:text-properties officeooo:paragraph-rsid="03c5f6b7"/>
    </style:style>
    <style:style style:name="P23" style:family="paragraph" style:parent-style-name="Table_20_Contents">
      <style:text-properties officeooo:paragraph-rsid="032539cf"/>
    </style:style>
    <style:style style:name="P24" style:family="paragraph" style:parent-style-name="Table_20_Contents">
      <style:text-properties officeooo:paragraph-rsid="044ab44f"/>
    </style:style>
    <style:style style:name="P25" style:family="paragraph" style:parent-style-name="Table_20_Contents">
      <style:text-properties officeooo:paragraph-rsid="044d6203"/>
    </style:style>
    <style:style style:name="P26" style:family="paragraph" style:parent-style-name="Table_20_Contents">
      <style:text-properties officeooo:paragraph-rsid="04697cf6"/>
    </style:style>
    <style:style style:name="P27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text-properties officeooo:paragraph-rsid="03d70fa4"/>
    </style:style>
    <style:style style:name="P32" style:family="paragraph" style:parent-style-name="Table_20_Contents">
      <style:text-properties officeooo:paragraph-rsid="03d2b776"/>
    </style:style>
    <style:style style:name="P33" style:family="paragraph" style:parent-style-name="Table_20_Contents">
      <style:text-properties officeooo:paragraph-rsid="0378741f"/>
    </style:style>
    <style:style style:name="P34" style:family="paragraph" style:parent-style-name="Table_20_Contents">
      <style:text-properties officeooo:paragraph-rsid="03d81c7c"/>
    </style:style>
    <style:style style:name="P35" style:family="paragraph" style:parent-style-name="Table_20_Contents">
      <style:text-properties officeooo:paragraph-rsid="03a5c11a"/>
    </style:style>
    <style:style style:name="P36" style:family="paragraph" style:parent-style-name="Preformatted_20_Text">
      <style:text-properties officeooo:paragraph-rsid="03d81c7c"/>
    </style:style>
    <style:style style:name="P37" style:family="paragraph" style:parent-style-name="Preformatted_20_Text">
      <style:text-properties officeooo:paragraph-rsid="03ab86af"/>
    </style:style>
    <style:style style:name="P38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text-properties officeooo:paragraph-rsid="03a3caeb"/>
    </style:style>
    <style:style style:name="P40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text-properties officeooo:paragraph-rsid="0455c518"/>
    </style:style>
    <style:style style:name="P42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text-properties officeooo:paragraph-rsid="038d092b"/>
    </style:style>
    <style:style style:name="P44" style:family="paragraph" style:parent-style-name="Table_20_Contents">
      <style:text-properties officeooo:paragraph-rsid="0453bfb4"/>
    </style:style>
    <style:style style:name="P45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49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3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4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5" style:family="paragraph" style:parent-style-name="Table_20_Contents">
      <style:text-properties officeooo:paragraph-rsid="0108f4cf"/>
    </style:style>
    <style:style style:name="P56" style:family="paragraph" style:parent-style-name="Table_20_Contents">
      <style:text-properties officeooo:paragraph-rsid="0294e861"/>
    </style:style>
    <style:style style:name="P57" style:family="paragraph" style:parent-style-name="Table_20_Contents">
      <style:text-properties officeooo:paragraph-rsid="02b867ce"/>
    </style:style>
    <style:style style:name="P58" style:family="paragraph" style:parent-style-name="Table_20_Contents">
      <style:text-properties officeooo:paragraph-rsid="010e8474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4" style:family="paragraph" style:parent-style-name="Table_20_Contents">
      <style:text-properties officeooo:paragraph-rsid="015fc100"/>
    </style:style>
    <style:style style:name="P65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6" style:family="paragraph" style:parent-style-name="Table_20_Contents">
      <style:text-properties officeooo:paragraph-rsid="02ae0b54"/>
    </style:style>
    <style:style style:name="P6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6" style:family="paragraph" style:parent-style-name="Table_20_Contents">
      <style:text-properties officeooo:paragraph-rsid="03dddf35"/>
    </style:style>
    <style:style style:name="P77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text-properties officeooo:paragraph-rsid="03efe0f5"/>
    </style:style>
    <style:style style:name="P79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1" style:family="paragraph" style:parent-style-name="Table_20_Contents">
      <style:text-properties officeooo:paragraph-rsid="038a25fe"/>
    </style:style>
    <style:style style:name="P82" style:family="paragraph" style:parent-style-name="Table_20_Contents">
      <style:text-properties officeooo:paragraph-rsid="0390111d"/>
    </style:style>
    <style:style style:name="P83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85" style:family="paragraph" style:parent-style-name="Table_20_Contents">
      <style:text-properties officeooo:paragraph-rsid="03427071"/>
    </style:style>
    <style:style style:name="P86" style:family="paragraph" style:parent-style-name="Table_20_Contents">
      <style:text-properties officeooo:paragraph-rsid="034a5fa0"/>
    </style:style>
    <style:style style:name="P87" style:family="paragraph" style:parent-style-name="Table_20_Contents">
      <style:text-properties officeooo:paragraph-rsid="0391a834"/>
    </style:style>
    <style:style style:name="P88" style:family="paragraph" style:parent-style-name="Table_20_Contents">
      <style:text-properties officeooo:paragraph-rsid="03017dbe"/>
    </style:style>
    <style:style style:name="P89" style:family="paragraph" style:parent-style-name="Table_20_Contents">
      <style:text-properties officeooo:paragraph-rsid="03ba19bb"/>
    </style:style>
    <style:style style:name="P90" style:family="paragraph" style:parent-style-name="Table_20_Contents">
      <style:text-properties officeooo:paragraph-rsid="031c8ae5"/>
    </style:style>
    <style:style style:name="P91" style:family="paragraph" style:parent-style-name="Table_20_Contents">
      <style:text-properties officeooo:paragraph-rsid="030c3545"/>
    </style:style>
    <style:style style:name="P92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9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0de64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0fd06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5" style:family="paragraph" style:parent-style-name="Table_20_Contents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6" style:family="paragraph" style:parent-style-name="Preformatted_20_Text">
      <style:text-properties style:font-name="Courier New" fo:font-size="10pt" fo:language="zxx" fo:country="none" fo:font-style="normal" fo:font-weight="bold" officeooo:paragraph-rsid="040de640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7" style:family="paragraph" style:parent-style-name="Preformatted_20_Text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8" style:family="paragraph" style:parent-style-name="Preformatted_20_Text">
      <style:text-properties style:font-name="Courier New" fo:language="zxx" fo:country="none" style:language-asian="zxx" style:country-asian="none" style:language-complex="zxx" style:country-complex="none"/>
    </style:style>
    <style:style style:name="P99" style:family="paragraph" style:parent-style-name="Preformatted_20_Text">
      <style:text-properties style:font-name="Courier New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00" style:family="paragraph" style:parent-style-name="Preformatted_20_Text">
      <style:text-properties style:font-name="Courier New" fo:language="zxx" fo:country="none" officeooo:paragraph-rsid="0424aa9b" style:language-asian="zxx" style:country-asian="none" style:language-complex="zxx" style:country-complex="none"/>
    </style:style>
    <style:style style:name="P101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283cfb" style:language-asian="zxx" style:country-asian="none" style:language-complex="zxx" style:country-complex="none"/>
    </style:style>
    <style:style style:name="P102" style:family="paragraph" style:parent-style-name="Table_20_Contents">
      <style:text-properties style:font-name="Courier New" fo:font-size="10pt" officeooo:paragraph-rsid="040de640" style:font-size-asian="10pt" style:font-size-complex="10pt"/>
    </style:style>
    <style:style style:name="P103" style:family="paragraph" style:parent-style-name="Table_20_Contents">
      <style:text-properties style:font-name="Courier New" fo:font-size="10pt" officeooo:paragraph-rsid="04174f26" style:font-size-asian="10pt" style:font-size-complex="10pt"/>
    </style:style>
    <style:style style:name="P104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7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08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09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1" style:family="text">
      <style:text-properties officeooo:rsid="02646e91"/>
    </style:style>
    <style:style style:name="T1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3e79e7a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3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8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7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51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9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6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3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5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officeooo:rsid="03959f64" style:font-name-complex="Courier New"/>
    </style:style>
    <style:style style:name="T125" style:family="text">
      <style:text-properties fo:color="#000000" loext:opacity="100%" style:font-name="Courier New" officeooo:rsid="03b8181e" style:font-name-complex="Courier New"/>
    </style:style>
    <style:style style:name="T126" style:family="text">
      <style:text-properties fo:color="#000000" loext:opacity="100%" style:font-name="Courier New" officeooo:rsid="03d81c7c" style:font-name-complex="Courier New"/>
    </style:style>
    <style:style style:name="T127" style:family="text">
      <style:text-properties fo:color="#000000" loext:opacity="100%" style:font-name="Courier New" officeooo:rsid="03bb832f" style:font-name-complex="Courier New"/>
    </style:style>
    <style:style style:name="T128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455c518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470fb50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officeooo:rsid="0277dedb"/>
    </style:style>
    <style:style style:name="T134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officeooo:rsid="023d069c"/>
    </style:style>
    <style:style style:name="T136" style:family="text">
      <style:text-properties officeooo:rsid="021570c6"/>
    </style:style>
    <style:style style:name="T137" style:family="text">
      <style:text-properties officeooo:rsid="02984091"/>
    </style:style>
    <style:style style:name="T138" style:family="text">
      <style:text-properties officeooo:rsid="0298730b"/>
    </style:style>
    <style:style style:name="T139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0" style:family="text">
      <style:text-properties fo:font-style="normal" officeooo:rsid="023ec219" style:font-style-asian="normal" style:font-style-complex="normal"/>
    </style:style>
    <style:style style:name="T141" style:family="text">
      <style:text-properties fo:font-style="normal" style:font-style-asian="normal" style:font-style-complex="normal"/>
    </style:style>
    <style:style style:name="T142" style:family="text">
      <style:text-properties officeooo:rsid="0213f657"/>
    </style:style>
    <style:style style:name="T143" style:family="text">
      <style:text-properties fo:color="#000000" loext:opacity="100%" style:font-name="Courier New" style:font-name-complex="Courier New"/>
    </style:style>
    <style:style style:name="T144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45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46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2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3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54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55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6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57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58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59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0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1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2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64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67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9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1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8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9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0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1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2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4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86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2" style:family="text">
      <style:text-properties fo:color="#000000" loext:opacity="100%" style:font-name="Courier New" officeooo:rsid="02b867ce"/>
    </style:style>
    <style:style style:name="T193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96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97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98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9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0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1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2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03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04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05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06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07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08" style:family="text">
      <style:text-properties officeooo:rsid="0391a834"/>
    </style:style>
    <style:style style:name="T209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0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1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3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4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5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16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7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8" style:family="text">
      <style:text-properties officeooo:rsid="04144748"/>
    </style:style>
    <style:style style:name="T219" style:family="text">
      <style:text-properties officeooo:rsid="042d7d17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officeooo:rsid="04125c48" style:font-style-asian="italic" style:font-style-complex="italic"/>
    </style:style>
    <style:style style:name="T222" style:family="text">
      <style:text-properties fo:font-style="italic" officeooo:rsid="041182c7" style:font-style-asian="italic" style:font-style-complex="italic"/>
    </style:style>
    <style:style style:name="T223" style:family="text">
      <style:text-properties officeooo:rsid="04125c48"/>
    </style:style>
    <style:style style:name="T224" style:family="text">
      <style:text-properties officeooo:rsid="0424aa9b"/>
    </style:style>
    <style:style style:name="T225" style:family="text">
      <style:text-properties officeooo:rsid="046bdc70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officeooo:rsid="04283cfb" style:font-weight-asian="bold" style:font-weight-complex="bold"/>
    </style:style>
    <style:style style:name="T228" style:family="text">
      <style:text-properties fo:font-size="10pt" style:font-size-asian="10pt" style:font-size-complex="10pt"/>
    </style:style>
    <style:style style:name="T229" style:family="text">
      <style:text-properties style:font-name="Courier New" fo:language="zxx" fo:country="none" officeooo:rsid="040de640" style:language-asian="zxx" style:country-asian="none" style:language-complex="zxx" style:country-complex="none"/>
    </style:style>
    <style:style style:name="T230" style:family="text">
      <style:text-properties style:font-name="Courier New" fo:language="zxx" fo:country="none" fo:font-weight="bold" officeooo:rsid="040de640" style:language-asian="zxx" style:country-asian="none" style:font-weight-asian="bold" style:language-complex="zxx" style:country-complex="none" style:font-weight-complex="bold"/>
    </style:style>
    <style:style style:name="T231" style:family="text">
      <style:text-properties officeooo:rsid="04546f38"/>
    </style:style>
    <style:style style:name="T232" style:family="text">
      <style:text-properties fo:language="zxx" fo:country="none" style:language-asian="zxx" style:country-asian="none" style:language-complex="zxx" style:country-complex="none"/>
    </style:style>
    <style:style style:name="T233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4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1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><text:span text:style-name="Default_20_Paragraph_20_Font"><text:span text:style-name="T8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3">Core API</text:p>
          </table:table-cell>
          <table:covered-table-cell/>
          <table:table-cell table:style-name="Table1.A1" office:value-type="string">
            <text:p text:style-name="P4"><text:span text:style-name="Source_20_Text"><text:span text:style-name="T9">Type </text:span></text:span><text:span text:style-name="Source_20_Text"><text:span text:style-name="T10">API</text:span></text:span></text:p>
          </table:table-cell>
          <table:table-cell table:style-name="Table1.D1" office:value-type="string">
            <text:p text:style-name="P5">DOM <text:span text:style-name="T11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2">constant(value);</text:span></text:span></text:p>
            <text:p text:style-name="P6"><text:span text:style-name="Source_20_Text"><text:span text:style-name="T13">identity(value);</text:span></text:span></text:p>
            <text:p text:style-name="P6"><text:span text:style-name="Source_20_Text"><text:span text:style-name="T12">noop();</text:span></text:span></text:p>
            <text:p text:style-name="P6"><text:span text:style-name="Source_20_Text"><text:span text:style-name="T12">T();</text:span></text:span></text:p>
            <text:p text:style-name="P6"><text:span text:style-name="Source_20_Text"><text:span text:style-name="T14">F();</text:span></text:span></text:p>
          </table:table-cell>
          <table:table-cell table:style-name="Table1.B2" office:value-type="string">
            <text:p text:style-name="P6"><text:span text:style-name="Source_20_Text"><text:span text:style-name="T12">asyncConstant(</text:span></text:span><text:span text:style-name="Source_20_Text"><text:span text:style-name="T15">value</text:span></text:span><text:span text:style-name="Source_20_Text"><text:span text:style-name="T12">);</text:span></text:span></text:p>
            <text:p text:style-name="P6"><text:span text:style-name="Source_20_Text"><text:span text:style-name="T12">asyncIdentity(</text:span></text:span><text:span text:style-name="Source_20_Text"><text:span text:style-name="T15">value</text:span></text:span><text:span text:style-name="Source_20_Text"><text:span text:style-name="T12">);</text:span></text:span></text:p>
            <text:p text:style-name="P6"><text:span text:style-name="Source_20_Text"><text:span text:style-name="T12">asyncNoop();</text:span></text:span></text:p>
            <text:p text:style-name="P6"><text:span text:style-name="Source_20_Text"><text:span text:style-name="T12">async</text:span></text:span><text:span text:style-name="Source_20_Text"><text:span text:style-name="T16">T</text:span></text:span><text:span text:style-name="Source_20_Text"><text:span text:style-name="T12">();</text:span></text:span></text:p>
            <text:p text:style-name="P6"><text:span text:style-name="Source_20_Text"><text:span text:style-name="T12">async</text:span></text:span><text:span text:style-name="Source_20_Text"><text:span text:style-name="T16">F</text:span></text:span><text:span text:style-name="Source_20_Text"><text:span text:style-name="T12">();</text:span></text:span></text:p>
          </table:table-cell>
          <table:table-cell table:style-name="Table1.C2" table:number-rows-spanned="6" office:value-type="string">
            <text:p text:style-name="P7"><text:span text:style-name="Source_20_Text"><text:span text:style-name="T17">ty</text:span></text:span><text:span text:style-name="Source_20_Text"><text:span text:style-name="T18">pe(v</text:span></text:span><text:span text:style-name="Source_20_Text"><text:span text:style-name="T17">alue</text:span></text:span><text:span text:style-name="Source_20_Text"><text:span text:style-name="T18">);</text:span></text:span></text:p>
            <text:p text:style-name="P8"><text:span text:style-name="Source_20_Text"><text:span text:style-name="T19">is(</text:span></text:span><text:span text:style-name="Source_20_Text"><text:span text:style-name="T20">val</text:span></text:span><text:span text:style-name="Source_20_Text"><text:span text:style-name="T19">[,expectedType[,Throw=false]]</text:span></text:span><text:span text:style-name="Source_20_Text"><text:span text:style-name="T21">)</text:span></text:span><text:span text:style-name="Source_20_Text"><text:span text:style-name="T19">;</text:span></text:span></text:p>
            <text:p text:style-name="P9"><text:span text:style-name="Source_20_Text"><text:span text:style-name="T22">isSameType(value1,value2)</text:span></text:span><text:span text:style-name="Source_20_Text"><text:span text:style-name="T23">;</text:span></text:span></text:p>
            <text:p text:style-name="P7"><text:span text:style-name="Source_20_Text"><text:span text:style-name="T12">isSameInstance(</text:span></text:span><text:span text:style-name="Source_20_Text"><text:span text:style-name="T24">v1</text:span></text:span><text:span text:style-name="Source_20_Text"><text:span text:style-name="T12">,</text:span></text:span><text:span text:style-name="Source_20_Text"><text:span text:style-name="T24">v2</text:span></text:span><text:span text:style-name="Source_20_Text"><text:span text:style-name="T12">,Contructor);</text:span></text:span></text:p>
            <text:p text:style-name="P10"><text:span text:style-name="Source_20_Text"><text:span text:style-name="T25">isDeepStrictEqual(v</text:span></text:span><text:span text:style-name="Source_20_Text"><text:span text:style-name="T26">al</text:span></text:span><text:span text:style-name="Source_20_Text"><text:span text:style-name="T27">ue</text:span></text:span><text:span text:style-name="Source_20_Text"><text:span text:style-name="T25">1,v</text:span></text:span><text:span text:style-name="Source_20_Text"><text:span text:style-name="T26">al</text:span></text:span><text:span text:style-name="Source_20_Text"><text:span text:style-name="T27">ue</text:span></text:span><text:span text:style-name="Source_20_Text"><text:span text:style-name="T25">2);</text:span></text:span></text:p>
            <text:p text:style-name="P11"><text:span text:style-name="Source_20_Text"><text:span text:style-name="T12">isCoercedObject</text:span></text:span><text:span text:style-name="Source_20_Text"><text:span text:style-name="T28">(object);</text:span></text:span></text:p>
            <text:p text:style-name="P11"><text:span text:style-name="Source_20_Text"><text:span text:style-name="T25">isEmptyValue(value);</text:span></text:span></text:p>
            <text:p text:style-name="P7"><text:span text:style-name="Source_20_Text"><text:span text:style-name="T12">isNull(v</text:span></text:span><text:span text:style-name="Source_20_Text"><text:span text:style-name="T29">a</text:span></text:span><text:span text:style-name="Source_20_Text"><text:span text:style-name="T30">lue</text:span></text:span><text:span text:style-name="Source_20_Text"><text:span text:style-name="T12">);</text:span></text:span></text:p>
            <text:p text:style-name="P12"><text:span text:style-name="Source_20_Text"><text:span text:style-name="T12">isUndefined(v</text:span></text:span><text:span text:style-name="Source_20_Text"><text:span text:style-name="T31">alu</text:span></text:span><text:span text:style-name="Source_20_Text"><text:span text:style-name="T32">e</text:span></text:span><text:span text:style-name="Source_20_Text"><text:span text:style-name="T12">);</text:span></text:span></text:p>
            <text:p text:style-name="P12"><text:span text:style-name="Source_20_Text"><text:span text:style-name="T12">isN</text:span></text:span><text:span text:style-name="Source_20_Text"><text:span text:style-name="T33">ullish</text:span></text:span><text:span text:style-name="Source_20_Text"><text:span text:style-name="T12">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2">);</text:span></text:span></text:p>
            <text:p text:style-name="P12"><text:span text:style-name="Source_20_Text"><text:span text:style-name="T12">isNumeric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2">);</text:span></text:span></text:p>
            <text:p text:style-name="P12"><text:span text:style-name="Source_20_Text"><text:span text:style-name="T36">isChar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36">);</text:span></text:span></text:p>
            <text:p text:style-name="P13"><text:span text:style-name="Source_20_Text"><text:span text:style-name="T37">isPlainObject(value);</text:span></text:span></text:p>
            <text:p text:style-name="P12"><text:span text:style-name="Source_20_Text"><text:span text:style-name="T12">isFunction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2">);</text:span></text:span></text:p>
            <text:p text:style-name="P12"><text:span text:style-name="Source_20_Text"><text:span text:style-name="T12">is</text:span></text:span><text:span text:style-name="Source_20_Text"><text:span text:style-name="T38">Callable</text:span></text:span><text:span text:style-name="Source_20_Text"><text:span text:style-name="T12">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2">);</text:span></text:span></text:p>
            <text:p text:style-name="P12"><text:span text:style-name="Source_20_Text"><text:span text:style-name="T39">isClass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39">);</text:span></text:span></text:p>
            <text:p text:style-name="P12"><text:span text:style-name="Source_20_Text"><text:span text:style-name="T12">isGenerator</text:span></text:span><text:span text:style-name="Source_20_Text"><text:span text:style-name="T40">Fn</text:span></text:span><text:span text:style-name="Source_20_Text"><text:span text:style-name="T12">(v</text:span></text:span><text:span text:style-name="Source_20_Text"><text:span text:style-name="T41">a</text:span></text:span><text:span text:style-name="Source_20_Text"><text:span text:style-name="T42">lue</text:span></text:span><text:span text:style-name="Source_20_Text"><text:span text:style-name="T12">);</text:span></text:span></text:p>
            <text:p text:style-name="P12"><text:span text:style-name="Source_20_Text"><text:span text:style-name="T12">isAsync</text:span></text:span><text:span text:style-name="Source_20_Text"><text:span text:style-name="T43">Fn</text:span></text:span><text:span text:style-name="Source_20_Text"><text:span text:style-name="T12">(v</text:span></text:span><text:span text:style-name="Source_20_Text"><text:span text:style-name="T41">a</text:span></text:span><text:span text:style-name="Source_20_Text"><text:span text:style-name="T42">lue</text:span></text:span><text:span text:style-name="Source_20_Text"><text:span text:style-name="T12">);</text:span></text:span></text:p>
            <text:p text:style-name="P12"><text:span text:style-name="Source_20_Text"><text:span text:style-name="T36">isAsyncGeneratorFn(v</text:span></text:span><text:span text:style-name="Source_20_Text"><text:span text:style-name="T41">a</text:span></text:span><text:span text:style-name="Source_20_Text"><text:span text:style-name="T42">lue</text:span></text:span><text:span text:style-name="Source_20_Text"><text:span text:style-name="T36">);</text:span></text:span></text:p>
            <text:p text:style-name="P12"><text:span text:style-name="Source_20_Text"><text:span text:style-name="T36">isProxy(value);</text:span></text:span></text:p>
            <text:p text:style-name="P12"><text:span text:style-name="Source_20_Text"><text:span text:style-name="T12">isElement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2">);</text:span></text:span></text:p>
            <text:p text:style-name="P12"><text:span text:style-name="Source_20_Text"><text:span text:style-name="T36">isRegexp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36">);</text:span></text:span></text:p>
            <text:p text:style-name="P12"><text:span text:style-name="Source_20_Text"><text:span text:style-name="T12">isArraylike(value);</text:span></text:span></text:p>
            <text:p text:style-name="P14"><text:span text:style-name="Source_20_Text"><text:span text:style-name="T12">isTypedArray(value);</text:span></text:span></text:p>
            <text:p text:style-name="P14"><text:span text:style-name="Source_20_Text"><text:span text:style-name="T12">isIterator(v</text:span></text:span><text:span text:style-name="Source_20_Text"><text:span text:style-name="T44">a</text:span></text:span><text:span text:style-name="Source_20_Text"><text:span text:style-name="T45">lue</text:span></text:span><text:span text:style-name="Source_20_Text"><text:span text:style-name="T12">);</text:span></text:span></text:p>
            <text:p text:style-name="P12"><text:span text:style-name="Source_20_Text"><text:span text:style-name="T12">isIterable(v</text:span></text:span><text:span text:style-name="Source_20_Text"><text:span text:style-name="T44">a</text:span></text:span><text:span text:style-name="Source_20_Text"><text:span text:style-name="T45">lue</text:span></text:span><text:span text:style-name="Source_20_Text"><text:span text:style-name="T12">);</text:span></text:span></text:p>
            <text:p text:style-name="P12"><text:span text:style-name="Source_20_Text"><text:span text:style-name="T12">isAsyncIterable(</text:span></text:span><text:span text:style-name="Source_20_Text"><text:span text:style-name="T20">value</text:span></text:span><text:span text:style-name="Source_20_Text"><text:span text:style-name="T12">);</text:span></text:span></text:p>
            <text:p text:style-name="P15"><text:span text:style-name="Source_20_Text"><text:span text:style-name="T46">isIndex(v</text:span></text:span><text:span text:style-name="Source_20_Text"><text:span text:style-name="T47">alu</text:span></text:span><text:span text:style-name="Source_20_Text"><text:span text:style-name="T48">e</text:span></text:span><text:span text:style-name="Source_20_Text"><text:span text:style-name="T46">);</text:span></text:span></text:p>
            <text:p text:style-name="P15"><text:span text:style-name="Source_20_Text"><text:span text:style-name="T49">to</text:span></text:span><text:span text:style-name="Source_20_Text"><text:span text:style-name="T46">Index(va</text:span></text:span><text:span text:style-name="Source_20_Text"><text:span text:style-name="T50">lue</text:span></text:span><text:span text:style-name="Source_20_Text"><text:span text:style-name="T46">);</text:span></text:span></text:p>
            <text:p text:style-name="P16"><text:span text:style-name="Source_20_Text"><text:span text:style-name="T47">isLength</text:span></text:span><text:span text:style-name="Source_20_Text"><text:span text:style-name="T46">(v</text:span></text:span><text:span text:style-name="Source_20_Text"><text:span text:style-name="T47">al</text:span></text:span><text:span text:style-name="Source_20_Text"><text:span text:style-name="T48">ue</text:span></text:span><text:span text:style-name="Source_20_Text"><text:span text:style-name="T46">);</text:span></text:span></text:p>
            <text:p text:style-name="P16"><text:span text:style-name="Source_20_Text"><text:span text:style-name="T51">toLength(value);</text:span></text:span></text:p>
            <text:p text:style-name="P17"><text:span text:style-name="Source_20_Text"><text:span text:style-name="T52">isPropertyKey(v</text:span></text:span><text:span text:style-name="Source_20_Text"><text:span text:style-name="T53">alu</text:span></text:span><text:span text:style-name="Source_20_Text"><text:span text:style-name="T54">e</text:span></text:span><text:span text:style-name="Source_20_Text"><text:span text:style-name="T52">);</text:span></text:span></text:p>
            <text:p text:style-name="P17"><text:span text:style-name="Source_20_Text"><text:span text:style-name="T52">toPropertyKey(v</text:span></text:span><text:span text:style-name="Source_20_Text"><text:span text:style-name="T54">alue</text:span></text:span><text:span text:style-name="Source_20_Text"><text:span text:style-name="T52">);</text:span></text:span></text:p>
            <text:p text:style-name="P18"><text:span text:style-name="Source_20_Text"><text:span text:style-name="T52">isPrimitive(v</text:span></text:span><text:span text:style-name="Source_20_Text"><text:span text:style-name="T55">a</text:span></text:span><text:span text:style-name="Source_20_Text"><text:span text:style-name="T56">lue</text:span></text:span><text:span text:style-name="Source_20_Text"><text:span text:style-name="T52">);</text:span></text:span></text:p>
            <text:p text:style-name="P18"><text:span text:style-name="Source_20_Text"><text:span text:style-name="T37">toPrimitive</text:span></text:span><text:span text:style-name="Source_20_Text"><text:span text:style-name="T57">Value</text:span></text:span><text:span text:style-name="Source_20_Text"><text:span text:style-name="T37">(valu</text:span></text:span><text:span text:style-name="Source_20_Text"><text:span text:style-name="T54">e</text:span></text:span><text:span text:style-name="Source_20_Text"><text:span text:style-name="T37">);</text:span></text:span></text:p>
            <text:p text:style-name="P13"><text:span text:style-name="Source_20_Text"><text:span text:style-name="T12">isObject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2">);</text:span></text:span></text:p>
            <text:p text:style-name="P8"><text:span text:style-name="Source_20_Text"><text:span text:style-name="T37">toObject(v</text:span></text:span><text:span text:style-name="Source_20_Text"><text:span text:style-name="T58">alu</text:span></text:span><text:span text:style-name="Source_20_Text"><text:span text:style-name="T59">e</text:span></text:span><text:span text:style-name="Source_20_Text"><text:span text:style-name="T37">);</text:span></text:span></text:p>
          </table:table-cell>
          <table:table-cell table:style-name="Table1.D2" table:number-rows-spanned="6" office:value-type="string">
            <text:p text:style-name="P19"><text:span text:style-name="Source_20_Text"><text:span text:style-name="T12">qsa(selector[,context]).forEach(c</text:span></text:span><text:span text:style-name="Source_20_Text"><text:span text:style-name="T60">a</text:span></text:span><text:span text:style-name="Source_20_Text"><text:span text:style-name="T61">llback</text:span></text:span><text:span text:style-name="Source_20_Text"><text:span text:style-name="T12">);</text:span></text:span></text:p>
            <text:p text:style-name="P19"><text:span text:style-name="Source_20_Text"><text:span text:style-name="T12">qs(selector[,context]);</text:span></text:span></text:p>
            <text:p text:style-name="P19"><text:span text:style-name="Source_20_Text"><text:span text:style-name="T12">domReady(c</text:span></text:span><text:span text:style-name="Source_20_Text"><text:span text:style-name="T60">allback</text:span></text:span><text:span text:style-name="Source_20_Text"><text:span text:style-name="T12">);</text:span></text:span></text:p>
            <text:p text:style-name="P19"><text:span text:style-name="Source_20_Text"><text:span text:style-name="T62">domClear(e</text:span></text:span><text:span text:style-name="Source_20_Text"><text:span text:style-name="T63">lement</text:span></text:span><text:span text:style-name="Source_20_Text"><text:span text:style-name="T62">);</text:span></text:span></text:p>
            <text:p text:style-name="P19"><text:span text:style-name="Source_20_Text"><text:span text:style-name="T12">domCreate(type[,properties[,innerHTML]]);</text:span></text:span></text:p>
            <text:p text:style-name="P19"><text:span text:style-name="Source_20_Text"><text:span text:style-name="T12">domCreate(</text:span></text:span><text:bookmark text:name="result_box Copy 1"/><text:span text:style-name="Source_20_Text"><text:span text:style-name="T12">element descriptive object);</text:span></text:span></text:p>
            <text:p text:style-name="P19"><text:span text:style-name="Source_20_Text"><text:span text:style-name="T12">domToElement(</text:span></text:span><text:bookmark text:name="result_box1 Copy 1"/><text:span text:style-name="Source_20_Text"><text:span text:style-name="T12">htmlString);</text:span></text:span></text:p>
            <text:p text:style-name="P19"><text:span text:style-name="Source_20_Text"><text:span text:style-name="T12">domGetCSS(element</text:span></text:span><text:span text:style-name="Source_20_Text"><text:span text:style-name="T64">[</text:span></text:span><text:span text:style-name="Source_20_Text"><text:span text:style-name="T12">,property</text:span></text:span><text:span text:style-name="Source_20_Text"><text:span text:style-name="T65">]</text:span></text:span><text:span text:style-name="Source_20_Text"><text:span text:style-name="T12">);</text:span></text:span></text:p>
            <text:p text:style-name="P19"><text:span text:style-name="Source_20_Text"><text:span text:style-name="T12">domSetCSS(element,property,value);</text:span></text:span></text:p>
            <text:p text:style-name="P19"><text:span text:style-name="Source_20_Text"><text:span text:style-name="T12">domSetCSS(element,properties);</text:span></text:span></text:p>
            <text:p text:style-name="P19"><text:span text:style-name="Source_20_Text"><text:span text:style-name="T12">domFadeIn(element[,duration[,display]]);</text:span></text:span></text:p>
            <text:p text:style-name="P19"><text:span text:style-name="Source_20_Text"><text:span text:style-name="T12">domFadeOut(element[,duration]); </text:span></text:span></text:p>
            <text:p text:style-name="P19"><text:span text:style-name="Source_20_Text"><text:span text:style-name="T12">domFadeToggle(elem[,duration[,display]]);</text:span></text:span></text:p>
            <text:p text:style-name="P19"><text:span text:style-name="Source_20_Text"><text:span text:style-name="T12">domShow(element[,display]);</text:span></text:span></text:p>
            <text:p text:style-name="P19"><text:span text:style-name="Source_20_Text"><text:span text:style-name="T12">domHide(e</text:span></text:span><text:span text:style-name="Source_20_Text"><text:span text:style-name="T66">le</text:span></text:span><text:span text:style-name="Source_20_Text"><text:span text:style-name="T67">ment</text:span></text:span><text:span text:style-name="Source_20_Text"><text:span text:style-name="T12">);</text:span></text:span></text:p>
            <text:p text:style-name="P19"><text:span text:style-name="Source_20_Text"><text:span text:style-name="T12">domToggle(element[,display]);</text:span></text:span></text:p>
            <text:p text:style-name="P19"><text:span text:style-name="Source_20_Text"><text:span text:style-name="T12">domIsHidden(element);</text:span></text:span></text:p>
            <text:p text:style-name="P19"><text:span text:style-name="Source_20_Text"><text:span text:style-name="T68">domScrollToTop();</text:span></text:span><text:span text:style-name="Source_20_Text"><text:span text:style-name="T69"> </text:span></text:span><text:span text:style-name="Source_20_Text"><text:span text:style-name="T70">and </text:span></text:span><text:span text:style-name="Source_20_Text"><text:span text:style-name="T71">domScrollToBottom();</text:span></text:span></text:p>
            <text:p text:style-name="P19"><text:span text:style-name="Source_20_Text"><text:span text:style-name="T12">domScrollToElement(element[,top=true]);<text:line-break/>domSiblings(element);</text:span></text:span></text:p>
            <text:p text:style-name="P19"><text:span text:style-name="Source_20_Text"><text:span text:style-name="T12">domSiblingsPrev(element);</text:span></text:span></text:p>
            <text:p text:style-name="P19"><text:span text:style-name="Source_20_Text"><text:span text:style-name="T12">domSiblings</text:span></text:span><text:span text:style-name="Source_20_Text"><text:span text:style-name="T72">Left</text:span></text:span><text:span text:style-name="Source_20_Text"><text:span text:style-name="T12">(element);</text:span></text:span></text:p>
            <text:p text:style-name="P14"><text:span text:style-name="Source_20_Text"><text:span text:style-name="T12">domSiblingsNext(element);</text:span></text:span></text:p>
            <text:p text:style-name="P14"><text:span text:style-name="Source_20_Text"><text:span text:style-name="T12">domSiblings</text:span></text:span><text:span text:style-name="Source_20_Text"><text:span text:style-name="T72">Right</text:span></text:span><text:span text:style-name="Source_20_Text"><text:span text:style-name="T12">(element);</text:span></text:span></text:p>
            <text:p text:style-name="P19"><text:span text:style-name="Source_20_Text"><text:span text:style-name="T73">domGetC</text:span></text:span><text:span text:style-name="Source_20_Text"><text:span text:style-name="T74">SS</text:span></text:span><text:span text:style-name="Source_20_Text"><text:span text:style-name="T73">Var(name);</text:span></text:span></text:p>
            <text:p text:style-name="P19"><text:span text:style-name="Source_20_Text"><text:span text:style-name="T12">domSetC</text:span></text:span><text:span text:style-name="Source_20_Text"><text:span text:style-name="T74">SS</text:span></text:span><text:span text:style-name="Source_20_Text"><text:span text:style-name="T12">Var(</text:span></text:span><text:span text:style-name="Source_20_Text"><text:span text:style-name="T73">n</text:span></text:span><text:span text:style-name="Source_20_Text"><text:span text:style-name="T12">a</text:span></text:span><text:span text:style-name="Source_20_Text"><text:span text:style-name="T73">me</text:span></text:span><text:span text:style-name="Source_20_Text"><text:span text:style-name="T12">,</text:span></text:span><text:span text:style-name="Source_20_Text"><text:span text:style-name="T73">v</text:span></text:span><text:span text:style-name="Source_20_Text"><text:span text:style-name="T12">a</text:span></text:span><text:span text:style-name="Source_20_Text"><text:span text:style-name="T73">lue</text:span></text:span><text:span text:style-name="Source_20_Text"><text:span text:style-name="T12">);</text:span></text:span></text:p>
            <text:p text:style-name="P19"><text:span text:style-name="Source_20_Text"><text:span text:style-name="T12">importScript(script1[,scriptN]);</text:span></text:span></text:p>
            <text:p text:style-name="P19"><text:span text:style-name="Source_20_Text"><text:span text:style-name="T12">importStyle(style1[,styleN]);</text:span></text:span></text:p>
            <text:p text:style-name="P20"><text:span text:style-name="Source_20_Text"><text:span text:style-name="T12">setFullscreenOn(selector</text:span></text:span><text:span text:style-name="Source_20_Text"><text:span text:style-name="T75">);</text:span></text:span></text:p>
            <text:p text:style-name="P20"><text:span text:style-name="Source_20_Text"><text:span text:style-name="T12">setFullscreenOn(element);</text:span></text:span></text:p>
            <text:p text:style-name="P19"><text:span text:style-name="Source_20_Text"><text:span text:style-name="T12">setFullscreenOff();</text:span></text:span></text:p>
            <text:p text:style-name="P21"><text:span text:style-name="Source_20_Text"><text:span text:style-name="T12">getFullscreen();<text:line-break/>form2array(form);</text:span></text:span></text:p>
            <text:p text:style-name="P21"><text:span text:style-name="Source_20_Text"><text:span text:style-name="T12">form2string(form);</text:span></text:span></text:p>
            <text:p text:style-name="P19"><text:span text:style-name="Source_20_Text"><text:span text:style-name="T12">getDoNotTrack();</text:span></text:span></text:p>
            <text:p text:style-name="P21"><text:span text:style-name="Source_20_Text"><text:span text:style-name="T12">getLocation(success[,error]);</text:span></text:span></text:p>
            <text:p text:style-name="P21"><text:span text:style-name="Source_20_Text"><text:span text:style-name="T12">createFile(filename,content[,dType]);</text:span></text:span></text:p>
          </table:table-cell>
        </table:table-row>
        <table:table-row>
          <table:table-cell table:style-name="Table1.A3" table:number-columns-spanned="2" office:value-type="string">
            <text:p text:style-name="P22"><text:span text:style-name="Source_20_Text"><text:span text:style-name="T8">BASE16; BASE</text:span></text:span><text:span text:style-name="Source_20_Text"><text:span text:style-name="T76">32; BASE36; BASE58; BASE62;</text:span></text:span></text:p>
            <text:p text:style-name="P23"><text:span text:style-name="Source_20_Text"><text:span text:style-name="T76">WORDSAFEALPHABET;</text:span></text:span></text:p>
          </table:table-cell>
          <table:covered-table-cell/>
          <table:covered-table-cell table:style-name="Table1.C3"/>
          <table:covered-table-cell table:style-name="Table1.D3"/>
        </table:table-row>
        <table:table-row>
          <table:table-cell table:style-name="Table1.A3" table:number-columns-spanned="2" office:value-type="string">
            <text:p text:style-name="P24"><text:span text:style-name="Source_20_Text"><text:span text:style-name="T12">extend([deep,]target,source1[,s</text:span></text:span><text:span text:style-name="Source_20_Text"><text:span text:style-name="T77">ou</text:span></text:span><text:span text:style-name="Source_20_Text"><text:span text:style-name="T12">rc</text:span></text:span><text:span text:style-name="Source_20_Text"><text:span text:style-name="T77">e</text:span></text:span><text:span text:style-name="Source_20_Text"><text:span text:style-name="T12">N]);</text:span></text:span></text:p>
            <text:p text:style-name="P24"><text:span text:style-name="Source_20_Text"><text:span text:style-name="T12">deleteOwnProperty(</text:span></text:span><text:span text:style-name="Source_20_Text"><text:span text:style-name="T78">obj</text:span></text:span><text:span text:style-name="Source_20_Text"><text:span text:style-name="T12">,</text:span></text:span><text:span text:style-name="Source_20_Text"><text:span text:style-name="T78">prop</text:span></text:span><text:span text:style-name="Source_20_Text"><text:span text:style-name="T12">[,Throw=false]);</text:span></text:span></text:p>
            <text:p text:style-name="P24"><text:span text:style-name="Source_20_Text"><text:span text:style-name="T12">sizeIn(o</text:span></text:span><text:span text:style-name="Source_20_Text"><text:span text:style-name="T79">bje</text:span></text:span><text:span text:style-name="Source_20_Text"><text:span text:style-name="T80">ct</text:span></text:span><text:span text:style-name="Source_20_Text"><text:span text:style-name="T12">);</text:span></text:span></text:p>
            <text:p text:style-name="P24"><text:span text:style-name="Source_20_Text"><text:span text:style-name="T12">pick(object,keys);</text:span></text:span></text:p>
            <text:p text:style-name="P24"><text:span text:style-name="Source_20_Text"><text:span text:style-name="T81">omit</text:span></text:span><text:span text:style-name="Source_20_Text"><text:span text:style-name="T12">(object,keys);</text:span></text:span></text:p>
            <text:p text:style-name="P24"><text:span text:style-name="Source_20_Text"><text:span text:style-name="T82">assoc(object,key,value);</text:span></text:span></text:p>
          </table:table-cell>
          <table:covered-table-cell/>
          <table:covered-table-cell table:style-name="Table1.C3"/>
          <table:covered-table-cell table:style-name="Table1.D3"/>
        </table:table-row>
        <table:table-row>
          <table:table-cell table:style-name="Table1.A5" table:number-columns-spanned="2" office:value-type="string">
            <text:p text:style-name="P24"><text:span text:style-name="Source_20_Text"><text:span text:style-name="T12">delay(mi</text:span></text:span><text:span text:style-name="Source_20_Text"><text:span text:style-name="T83">lis</text:span></text:span><text:span text:style-name="Source_20_Text"><text:span text:style-name="T12">e</text:span></text:span><text:span text:style-name="Source_20_Text"><text:span text:style-name="T83">c</text:span></text:span><text:span text:style-name="Source_20_Text"><text:span text:style-name="T12">).then(callback);</text:span></text:span></text:p>
            <text:p text:style-name="P24"><text:span text:style-name="Source_20_Text"><text:span text:style-name="T12">bind(</text:span></text:span><text:span text:style-name="Source_20_Text"><text:span text:style-name="T84">function</text:span></text:span><text:span text:style-name="Source_20_Text"><text:span text:style-name="T12">,context);</text:span></text:span></text:p>
            <text:p text:style-name="P24"><text:span text:style-name="Source_20_Text"><text:span text:style-name="T85">unBind</text:span></text:span><text:span text:style-name="Source_20_Text"><text:span text:style-name="T86">(</text:span></text:span><text:span text:style-name="Source_20_Text"><text:span text:style-name="T87">f</text:span></text:span><text:span text:style-name="Source_20_Text"><text:span text:style-name="T88">unction</text:span></text:span><text:span text:style-name="Source_20_Text"><text:span text:style-name="T86">);</text:span></text:span></text:p>
            <text:p text:style-name="P24"><text:span text:style-name="Source_20_Text"><text:span text:style-name="T86">curry(function);</text:span></text:span></text:p>
            <text:p text:style-name="P24"><text:span text:style-name="Source_20_Text"><text:span text:style-name="T86">compose(function1[,functionN]);</text:span></text:span></text:p>
            <text:p text:style-name="P24"><text:span text:style-name="Source_20_Text"><text:span text:style-name="T86">pipe(function1[,functionN]);</text:span></text:span></text:p>
            <text:p text:style-name="P24"><text:span text:style-name="Source_20_Text"><text:span text:style-name="T89">once(function);</text:span></text:span></text:p>
            <text:p text:style-name="P24"><text:span text:style-name="Source_20_Text"><text:span text:style-name="T82">tap(function): function(</text:span></text:span><text:span text:style-name="Source_20_Text"><text:span text:style-name="T90">value</text:span></text:span><text:span text:style-name="Source_20_Text"><text:span text:style-name="T82">);</text:span></text:span></text:p>
          </table:table-cell>
          <table:covered-table-cell/>
          <table:covered-table-cell table:style-name="Table1.C3"/>
          <table:covered-table-cell table:style-name="Table1.D3"/>
        </table:table-row>
        <table:table-row>
          <table:table-cell table:style-name="Table1.A6" table:number-columns-spanned="2" office:value-type="string">
            <text:p text:style-name="P25"><text:span text:style-name="Source_20_Text"><text:span text:style-name="T12">randomBoolean</text:span></text:span><text:span text:style-name="Source_20_Text"><text:span text:style-name="T14">();</text:span></text:span></text:p>
            <text:p text:style-name="P25"><text:span text:style-name="Source_20_Text"><text:span text:style-name="T91">r</text:span></text:span><text:span text:style-name="Source_20_Text"><text:span text:style-name="T14">andomUUIDv7</text:span></text:span><text:span text:style-name="Source_20_Text"><text:span text:style-name="T92">(</text:span></text:span><text:span text:style-name="Source_20_Text"><text:span text:style-name="T93">v4=false</text:span></text:span><text:span text:style-name="Source_20_Text"><text:span text:style-name="T92">);</text:span></text:span></text:p>
            <text:p text:style-name="P25"><text:span text:style-name="Source_20_Text"><text:span text:style-name="T94">timestampID([size=21[,alphabet=</text:span></text:span><text:span text:style-name="Source_20_Text"><text:span text:style-name="T95">"ABCDEFGHIJKLMNOPQRSTUVWXYZabcdefghijklmnopqrstuvwxyz0123456789_-"</text:span></text:span><text:span text:style-name="Source_20_Text"><text:span text:style-name="T94">]]);</text:span></text:span></text:p>
            <text:p text:style-name="P25"><text:span text:style-name="Source_20_Text"><text:span text:style-name="T8">nanoid([size=21[,alphabet="123456789ABCDEFGHJKLMNPQRSTUVWXYZabcdefghijkmnopqrstuvwxyz"]]);</text:span></text:span></text:p>
          </table:table-cell>
          <table:covered-table-cell/>
          <table:covered-table-cell table:style-name="Table1.C3"/>
          <table:covered-table-cell table:style-name="Table1.D3"/>
        </table:table-row>
        <table:table-row>
          <table:table-cell table:style-name="Table1.A6" table:number-columns-spanned="2" office:value-type="string">
            <text:p text:style-name="P26"><text:span text:style-name="Source_20_Text"><text:span text:style-name="T12">createPolyfillMethod(o</text:span></text:span><text:span text:style-name="Source_20_Text"><text:span text:style-name="T96">b</text:span></text:span><text:span text:style-name="Source_20_Text"><text:span text:style-name="T97">ject</text:span></text:span><text:span text:style-name="Source_20_Text"><text:span text:style-name="T12">,</text:span></text:span><text:span text:style-name="Source_20_Text"><text:span text:style-name="T98">prop</text:span></text:span><text:span text:style-name="Source_20_Text"><text:span text:style-name="T12">,v</text:span></text:span><text:span text:style-name="Source_20_Text"><text:span text:style-name="T99">alu</text:span></text:span><text:span text:style-name="Source_20_Text"><text:span text:style-name="T100">e</text:span></text:span><text:span text:style-name="Source_20_Text"><text:span text:style-name="T12">);</text:span></text:span></text:p>
            <text:p text:style-name="P26"><text:span text:style-name="Source_20_Text"><text:span text:style-name="T12">createPolyfillProperty(o</text:span></text:span><text:span text:style-name="Source_20_Text"><text:span text:style-name="T96">b</text:span></text:span><text:span text:style-name="Source_20_Text"><text:span text:style-name="T97">ject</text:span></text:span><text:span text:style-name="Source_20_Text"><text:span text:style-name="T12">,</text:span></text:span><text:span text:style-name="Source_20_Text"><text:span text:style-name="T98">prop</text:span></text:span><text:span text:style-name="Source_20_Text"><text:span text:style-name="T12">,v</text:span></text:span><text:span text:style-name="Source_20_Text"><text:span text:style-name="T101">alu</text:span></text:span><text:span text:style-name="Source_20_Text"><text:span text:style-name="T102">e</text:span></text:span><text:span text:style-name="Source_20_Text"><text:span text:style-name="T12">);</text:span></text:span></text:p>
            <text:p text:style-name="P26"><text:span text:style-name="Source_20_Text"><text:span text:style-name="T12">getUrlVars([str=location.search]);</text:span></text:span></text:p>
            <text:p text:style-name="P26"><text:span text:style-name="Source_20_Text"><text:span text:style-name="T12">obj2string(object);</text:span></text:span></text:p>
            <text:p text:style-name="P26"><text:span text:style-name="Source_20_Text"><text:span text:style-name="T12">toSafeString</text:span></text:span><text:span text:style-name="Source_20_Text"><text:span text:style-name="T103">(value);</text:span></text:span></text:p>
            <text:p text:style-name="P26"><text:span text:style-name="Source_20_Text"><text:span text:style-name="T103">VERSION;</text:span></text:span></text:p>
          </table:table-cell>
          <table:covered-table-cell/>
          <table:covered-table-cell table:style-name="Table1.C3"/>
          <table:covered-table-cell table:style-name="Table1.D3"/>
        </table:table-row>
      </table:table>
      <text:p text:style-name="P27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8">String API</text:p>
          </table:table-cell>
          <table:table-cell table:style-name="Table5.A1" office:value-type="string">
            <text:p text:style-name="P29"><text:span text:style-name="Source_20_Text"><text:span text:style-name="T104">Assertion API</text:span></text:span></text:p>
          </table:table-cell>
          <table:table-cell table:style-name="Table5.C1" office:value-type="string">
            <text:p text:style-name="P30">Math API</text:p>
          </table:table-cell>
        </table:table-row>
        <table:table-row table:style-name="Table5.2">
          <table:table-cell table:style-name="Table5.A2" table:number-rows-spanned="4" office:value-type="string">
            <text:p text:style-name="P23"><text:span text:style-name="Source_20_Text"><text:span text:style-name="T12"/></text:span></text:p>
            <text:p text:style-name="P31"><text:span text:style-name="Source_20_Text"><text:span text:style-name="T12">b64Decode(s</text:span></text:span><text:span text:style-name="Source_20_Text"><text:span text:style-name="T66">tri</text:span></text:span><text:span text:style-name="Source_20_Text"><text:span text:style-name="T32">ng</text:span></text:span><text:span text:style-name="Source_20_Text"><text:span text:style-name="T12">);</text:span></text:span></text:p>
            <text:p text:style-name="P23"><text:span text:style-name="Source_20_Text"><text:span text:style-name="T12"/></text:span></text:p>
            <text:p text:style-name="P32"><text:span text:style-name="Source_20_Text"><text:span text:style-name="T12">b64Encode(string);</text:span></text:span></text:p>
            <text:p text:style-name="P32"><text:span text:style-name="Source_20_Text"><text:span text:style-name="T12"/></text:span></text:p>
            <text:p text:style-name="P31"><text:span text:style-name="Source_20_Text"><text:span text:style-name="T12">strAt(s</text:span></text:span><text:span text:style-name="Source_20_Text"><text:span text:style-name="T105">tri</text:span></text:span><text:span text:style-name="Source_20_Text"><text:span text:style-name="T106">ng</text:span></text:span><text:span text:style-name="Source_20_Text"><text:span text:style-name="T12">,index[,newChar]);</text:span></text:span></text:p>
            <text:p text:style-name="P31"><text:span text:style-name="Source_20_Text"><text:span text:style-name="T12"/></text:span></text:p>
            <text:p text:style-name="P31"><text:span text:style-name="Source_20_Text"><text:span text:style-name="T12">strCapitalize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2">);</text:span></text:span></text:p>
            <text:p text:style-name="P31"><text:span text:style-name="Source_20_Text"><text:span text:style-name="T12"/></text:span></text:p>
            <text:p text:style-name="P31"><text:span text:style-name="Source_20_Text"><text:span text:style-name="T12">strCodePoints(s</text:span></text:span><text:span text:style-name="Source_20_Text"><text:span text:style-name="T109">t</text:span></text:span><text:span text:style-name="Source_20_Text"><text:span text:style-name="T110">ring</text:span></text:span><text:span text:style-name="Source_20_Text"><text:span text:style-name="T12">);</text:span></text:span></text:p>
            <text:p text:style-name="P31"><text:span text:style-name="Source_20_Text"><text:span text:style-name="T12"/></text:span></text:p>
            <text:p text:style-name="P31"><text:span text:style-name="Source_20_Text"><text:span text:style-name="T12">strDownFirst(s</text:span></text:span><text:span text:style-name="Source_20_Text"><text:span text:style-name="T111">tri</text:span></text:span><text:span text:style-name="Source_20_Text"><text:span text:style-name="T84">ng</text:span></text:span><text:span text:style-name="Source_20_Text"><text:span text:style-name="T12">);</text:span></text:span></text:p>
            <text:p text:style-name="P31"><text:span text:style-name="Source_20_Text"><text:span text:style-name="T12"/></text:span></text:p>
            <text:p text:style-name="P31"><text:span text:style-name="Source_20_Text"><text:span text:style-name="T12">strFromCodePoints(i</text:span></text:span><text:span text:style-name="Source_20_Text"><text:span text:style-name="T112">terator</text:span></text:span><text:span text:style-name="Source_20_Text"><text:span text:style-name="T12">);</text:span></text:span></text:p>
            <text:p text:style-name="P31"><text:span text:style-name="Source_20_Text"><text:span text:style-name="T12"/></text:span></text:p>
            <text:p text:style-name="P31"><text:span text:style-name="Source_20_Text"><text:span text:style-name="T12">strHTMLEscape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2">);</text:span></text:span></text:p>
            <text:p text:style-name="P31"><text:span text:style-name="Source_20_Text"><text:span text:style-name="T12"/></text:span></text:p>
            <text:p text:style-name="P31"><text:span text:style-name="Source_20_Text"><text:span text:style-name="T12">str</text:span></text:span><text:span text:style-name="Source_20_Text"><text:span text:style-name="T113">HTML</text:span></text:span><text:span text:style-name="Source_20_Text"><text:span text:style-name="T12">RemoveTags(string);</text:span></text:span></text:p>
            <text:p text:style-name="P31"><text:span text:style-name="Source_20_Text"><text:span text:style-name="T12"/></text:span></text:p>
            <text:p text:style-name="P31"><text:span text:style-name="Source_20_Text"><text:span text:style-name="T12">strHTML</text:span></text:span><text:span text:style-name="Source_20_Text"><text:span text:style-name="T114">Un</text:span></text:span><text:span text:style-name="Source_20_Text"><text:span text:style-name="T12">Escape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2">);</text:span></text:span></text:p>
            <text:p text:style-name="P31"><text:span text:style-name="Source_20_Text"><text:span text:style-name="T12"/></text:span></text:p>
            <text:p text:style-name="P31"><text:span text:style-name="Source_20_Text"><text:span text:style-name="T12">strProper</text:span></text:span><text:span text:style-name="Source_20_Text"><text:span text:style-name="T115">c</text:span></text:span><text:span text:style-name="Source_20_Text"><text:span text:style-name="T12">ase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2">); </text:span></text:span></text:p>
            <text:p text:style-name="P23"><text:span text:style-name="Source_20_Text"><text:span text:style-name="T116"/></text:span></text:p>
            <text:p text:style-name="P31"><text:span text:style-name="Source_20_Text"><text:span text:style-name="T12">strReverse(s</text:span></text:span><text:span text:style-name="Source_20_Text"><text:span text:style-name="T44">t</text:span></text:span><text:span text:style-name="Source_20_Text"><text:span text:style-name="T108">ring</text:span></text:span><text:span text:style-name="Source_20_Text"><text:span text:style-name="T12">);</text:span></text:span></text:p>
            <text:p text:style-name="P31"><text:span text:style-name="Source_20_Text"><text:span text:style-name="T116"/></text:span></text:p>
            <text:p text:style-name="P31"><text:span text:style-name="Source_20_Text"><text:span text:style-name="T12">strSplice(</text:span></text:span><text:span text:style-name="Source_20_Text"><text:span text:style-name="T105">str</text:span></text:span><text:span text:style-name="Source_20_Text"><text:span text:style-name="T26">ing</text:span></text:span><text:span text:style-name="Source_20_Text"><text:span text:style-name="T12">,index,count[,add</text:span></text:span><text:span text:style-name="Source_20_Text"><text:span text:style-name="T117">]);</text:span></text:span></text:p>
            <text:p text:style-name="P31"><text:span text:style-name="Source_20_Text"><text:span text:style-name="T116"/></text:span></text:p>
            <text:p text:style-name="P31"><text:span text:style-name="Source_20_Text"><text:span text:style-name="T116">s</text:span></text:span><text:span text:style-name="Source_20_Text"><text:span text:style-name="T12">tr</text:span></text:span><text:span text:style-name="Source_20_Text"><text:span text:style-name="T118">T</text:span></text:span><text:span text:style-name="Source_20_Text"><text:span text:style-name="T119">itle</text:span></text:span><text:span text:style-name="Source_20_Text"><text:span text:style-name="T115">c</text:span></text:span><text:span text:style-name="Source_20_Text"><text:span text:style-name="T12">ase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2">);</text:span></text:span></text:p>
            <text:p text:style-name="P23"><text:span text:style-name="Source_20_Text"><text:span text:style-name="T12"/></text:span></text:p>
            <text:p text:style-name="P31"><text:span text:style-name="Source_20_Text"><text:span text:style-name="T120">strTruncate(st</text:span></text:span><text:span text:style-name="Source_20_Text"><text:span text:style-name="T110">ring</text:span></text:span><text:span text:style-name="Source_20_Text"><text:span text:style-name="T120">);</text:span></text:span></text:p>
            <text:p text:style-name="P31"><text:span text:style-name="Source_20_Text"><text:span text:style-name="T120"/></text:span></text:p>
            <text:p text:style-name="P31"><text:span text:style-name="Source_20_Text"><text:span text:style-name="T12">strUpFirst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2">);</text:span></text:span></text:p>
          </table:table-cell>
          <table:table-cell table:style-name="Table5.B2" table:number-rows-spanned="4" office:value-type="string">
            <text:p text:style-name="P33"><text:span text:style-name="Source_20_Text"><text:span text:style-name="T110"/></text:span></text:p>
            <text:p text:style-name="P33"><text:span text:style-name="Source_20_Text"><text:span text:style-name="T110">a</text:span></text:span><text:span text:style-name="Source_20_Text"><text:span text:style-name="T12">ssert</text:span></text:span><text:span text:style-name="Source_20_Text"><text:span text:style-name="T110">(condition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4"><text:span text:style-name="Source_20_Text"><text:span text:style-name="T110">assertTrue(condition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5"><text:span text:style-name="Source_20_Text"><text:span text:style-name="T110"/></text:span></text:p>
            <text:p text:style-name="P34"><text:span text:style-name="Source_20_Text"><text:span text:style-name="T110">assertFalse(condition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5"><text:span text:style-name="Source_20_Text"><text:span text:style-name="T110"/></text:span></text:p>
            <text:p text:style-name="P36"><text:span text:style-name="Source_20_Text"><text:span text:style-name="T122">assertThrows</text:span></text:span><text:span text:style-name="Source_20_Text"><text:span text:style-name="T123">(callback[,message</text:span></text:span><text:span text:style-name="Source_20_Text"><text:span text:style-name="T121">|error</text:span></text:span><text:span text:style-name="Source_20_Text"><text:span text:style-name="T123">]);</text:span></text:span></text:p>
            <text:p text:style-name="P37"><text:span text:style-name="Source_20_Text"><text:span text:style-name="T123"/></text:span></text:p>
            <text:p text:style-name="P38"><text:span text:style-name="Source_20_Text"><text:span text:style-name="T124">assertFail(m</text:span></text:span><text:span text:style-name="Source_20_Text"><text:span text:style-name="T125">essage</text:span></text:span><text:span text:style-name="Source_20_Text"><text:span text:style-name="T126">|</text:span></text:span><text:span text:style-name="Source_20_Text"><text:span text:style-name="T127">error</text:span></text:span><text:span text:style-name="Source_20_Text"><text:span text:style-name="T124">);</text:span></text:span></text:p>
            <text:p text:style-name="P39"><text:span text:style-name="Source_20_Text"><text:span text:style-name="T110"/></text:span></text:p>
            <text:p text:style-name="P34"><text:span text:style-name="Source_20_Text"><text:span text:style-name="T110">assertEqual(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4"><text:span text:style-name="Source_20_Text"><text:span text:style-name="T110">assertNotEqual</text:span></text:span><text:span text:style-name="Source_20_Text"><text:span text:style-name="T128">(</text:span></text:span><text:span text:style-name="Source_20_Text"><text:span text:style-name="T110">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9"><text:span text:style-name="Source_20_Text"><text:span text:style-name="T110"/></text:span></text:p>
            <text:p text:style-name="P34"><text:span text:style-name="Source_20_Text"><text:span text:style-name="T110">assertStrictEqual</text:span></text:span><text:span text:style-name="Source_20_Text"><text:span text:style-name="T129">(</text:span></text:span><text:span text:style-name="Source_20_Text"><text:span text:style-name="T110">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4"><text:span text:style-name="Source_20_Text"><text:span text:style-name="T110">assertNotStrictEqual</text:span></text:span><text:span text:style-name="Source_20_Text"><text:span text:style-name="T129">(</text:span></text:span><text:span text:style-name="Source_20_Text"><text:span text:style-name="T110">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9"><text:span text:style-name="Source_20_Text"><text:span text:style-name="T110"/></text:span></text:p>
            <text:p text:style-name="P34"><text:span text:style-name="Source_20_Text"><text:span text:style-name="T110">assertDeepEqual</text:span></text:span><text:span text:style-name="Source_20_Text"><text:span text:style-name="T129">(</text:span></text:span><text:span text:style-name="Source_20_Text"><text:span text:style-name="T110">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4"><text:span text:style-name="Source_20_Text"><text:span text:style-name="T110">assertNotDeepEqual</text:span></text:span><text:span text:style-name="Source_20_Text"><text:span text:style-name="T129">(</text:span></text:span><text:span text:style-name="Source_20_Text"><text:span text:style-name="T110">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9"><text:span text:style-name="Source_20_Text"><text:span text:style-name="T110"/></text:span></text:p>
            <text:p text:style-name="P34"><text:span text:style-name="Source_20_Text"><text:span text:style-name="T110">assertDeepStrictEqual</text:span></text:span><text:span text:style-name="Source_20_Text"><text:span text:style-name="T129">(</text:span></text:span><text:span text:style-name="Source_20_Text"><text:span text:style-name="T110">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4"><text:span text:style-name="Source_20_Text"><text:span text:style-name="T110">assertNotDeepStrictEqual</text:span></text:span><text:span text:style-name="Source_20_Text"><text:span text:style-name="T129">(</text:span></text:span><text:span text:style-name="Source_20_Text"><text:span text:style-name="T110">value1,value2[,</text:span></text:span><text:span text:style-name="Source_20_Text"><text:span text:style-name="T121">message|error</text:span></text:span><text:span text:style-name="Source_20_Text"><text:span text:style-name="T110">]);</text:span></text:span></text:p>
            <text:p text:style-name="P40"/>
            <text:p text:style-name="P41"><text:span text:style-name="Source_20_Text"><text:span text:style-name="T122">assertIs(value,</text:span></text:span><text:span text:style-name="Source_20_Text"><text:span text:style-name="T130">exptectedType</text:span></text:span><text:span text:style-name="Source_20_Text"><text:span text:style-name="T122">[,message</text:span></text:span><text:span text:style-name="Source_20_Text"><text:span text:style-name="T121">|error</text:span></text:span><text:span text:style-name="Source_20_Text"><text:span text:style-name="T122">]);</text:span></text:span></text:p>
            <text:p text:style-name="P41"><text:span text:style-name="Source_20_Text"><text:span text:style-name="T122">assertIsNot(value,</text:span></text:span><text:span text:style-name="Source_20_Text"><text:span text:style-name="T130">exptectedType</text:span></text:span><text:span text:style-name="Source_20_Text"><text:span text:style-name="T122">[,message</text:span></text:span><text:span text:style-name="Source_20_Text"><text:span text:style-name="T121">|error</text:span></text:span><text:span text:style-name="Source_20_Text"><text:span text:style-name="T122">]);</text:span></text:span></text:p>
            <text:p text:style-name="P39"><text:span text:style-name="Source_20_Text"><text:span text:style-name="T122"/></text:span></text:p>
            <text:p text:style-name="P34"><text:span text:style-name="Source_20_Text"><text:span text:style-name="T122">assertIsN</text:span></text:span><text:span text:style-name="Source_20_Text"><text:span text:style-name="T131">ullish</text:span></text:span><text:span text:style-name="Source_20_Text"><text:span text:style-name="T122">(value[,message</text:span></text:span><text:span text:style-name="Source_20_Text"><text:span text:style-name="T121">|error</text:span></text:span><text:span text:style-name="Source_20_Text"><text:span text:style-name="T122">]);</text:span></text:span></text:p>
            <text:p text:style-name="P34"><text:span text:style-name="Source_20_Text"><text:span text:style-name="T122">assertIsNotN</text:span></text:span><text:span text:style-name="Source_20_Text"><text:span text:style-name="T131">ullish</text:span></text:span><text:span text:style-name="Source_20_Text"><text:span text:style-name="T122">(value[,message</text:span></text:span><text:span text:style-name="Source_20_Text"><text:span text:style-name="T121">|error</text:span></text:span><text:span text:style-name="Source_20_Text"><text:span text:style-name="T122">]);</text:span></text:span></text:p>
            <text:p text:style-name="P40"><text:span text:style-name="Source_20_Text"><text:span text:style-name="T122"/></text:span></text:p>
            <text:p text:style-name="P34"><text:span text:style-name="Source_20_Text"><text:span text:style-name="T122">assertMatch(s</text:span></text:span><text:span text:style-name="Source_20_Text"><text:span text:style-name="T132">tring</text:span></text:span><text:span text:style-name="Source_20_Text"><text:span text:style-name="T122">,r</text:span></text:span><text:span text:style-name="Source_20_Text"><text:span text:style-name="T132">egexp</text:span></text:span><text:span text:style-name="Source_20_Text"><text:span text:style-name="T122">[,message</text:span></text:span><text:span text:style-name="Source_20_Text"><text:span text:style-name="T121">|error</text:span></text:span><text:span text:style-name="Source_20_Text"><text:span text:style-name="T122">]);</text:span></text:span></text:p>
            <text:p text:style-name="P34"><text:span text:style-name="Source_20_Text"><text:span text:style-name="T132">assertD</text:span></text:span><text:span text:style-name="Source_20_Text"><text:span text:style-name="T122">oesNotMatch(s</text:span></text:span><text:span text:style-name="Source_20_Text"><text:span text:style-name="T132">tring</text:span></text:span><text:span text:style-name="Source_20_Text"><text:span text:style-name="T122">,r</text:span></text:span><text:span text:style-name="Source_20_Text"><text:span text:style-name="T132">egexp</text:span></text:span><text:span text:style-name="Source_20_Text"><text:span text:style-name="T122">[,message</text:span></text:span><text:span text:style-name="Source_20_Text"><text:span text:style-name="T121">|error</text:span></text:span><text:span text:style-name="Source_20_Text"><text:span text:style-name="T122">]);</text:span></text:span></text:p>
          </table:table-cell>
          <table:table-cell table:style-name="Table5.C2" office:value-type="string">
            <text:p text:style-name="P42">sum(value1[,valueN]);</text:p>
            <text:p text:style-name="P42">avg(value1[,valueN]);</text:p>
            <text:p text:style-name="P42">product(value1[,valueN]);</text:p>
            <text:p text:style-name="P42">clamp(value,min,max);</text:p>
            <text:p text:style-name="P42"><text:span text:style-name="T133">minmax</text:span>(value,min,max);</text:p>
            <text:p text:style-name="P43"><text:span text:style-name="Source_20_Text"><text:span text:style-name="T12">inRange(value,min,max);</text:span></text:span></text:p>
            <text:p text:style-name="P43"><text:span text:style-name="Source_20_Text"><text:span text:style-name="T134">signbit(value);</text:span></text:span></text:p>
          </table:table-cell>
        </table:table-row>
        <table:table-row table:style-name="Table5.3">
          <table:covered-table-cell table:style-name="Table5.A2"/>
          <table:covered-table-cell table:style-name="Table5.B2"/>
          <table:table-cell table:style-name="Table5.C2" office:value-type="string">
            <text:p text:style-name="P44"><text:span text:style-name="Source_20_Text"><text:span text:style-name="T12">randomInt([max]);</text:span></text:span></text:p>
            <text:p text:style-name="P44"><text:span text:style-name="Source_20_Text"><text:span text:style-name="T12">randomInt(min,max);</text:span></text:span></text:p>
            <text:p text:style-name="P44"><text:span text:style-name="Source_20_Text"><text:span text:style-name="T12">randomFloat([max]);</text:span></text:span></text:p>
            <text:p text:style-name="P44"><text:span text:style-name="Source_20_Text"><text:span text:style-name="T12">randomFloat(min,max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5">isEven(value);</text:p>
            <text:p text:style-name="P45">isOdd(valu<text:span text:style-name="T135">e</text:span>);</text:p>
            <text:p text:style-name="P46">isInt8(value);</text:p>
            <text:p text:style-name="P46">isInt16(value);</text:p>
            <text:p text:style-name="P46">isUInt32(value);</text:p>
            <text:p text:style-name="P46">isUInt8(value);</text:p>
            <text:p text:style-name="P46">isUInt16(value);</text:p>
            <text:p text:style-name="P46">isInt32(value);</text:p>
            <text:p text:style-name="P46">isBigInt64(value);</text:p>
            <text:p text:style-name="P47"><text:span text:style-name="T136">i</text:span><text:span text:style-name="T137">s</text:span>BigUInt64(value);</text:p>
            <text:p text:style-name="P47"><text:span text:style-name="T137">is</text:span>Float<text:span text:style-name="T138">16</text:span>(value);</text:p>
            <text:p text:style-name="P44"><text:span text:style-name="Source_20_Text"><text:span text:style-name="T134">isFloat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34">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4"><text:span text:style-name="Source_20_Text"><text:span text:style-name="T99">toInteger(valu</text:span></text:span><text:span text:style-name="Source_20_Text"><text:span text:style-name="T100">e</text:span></text:span><text:span text:style-name="Source_20_Text"><text:span text:style-name="T99">);</text:span></text:span></text:p>
            <text:p text:style-name="P48"><text:span text:style-name="Source_20_Text"><text:span text:style-name="T139">toIntegerOrInfinity(value);</text:span></text:span></text:p>
            <text:p text:style-name="P45"><text:span text:style-name="T140">t</text:span><text:span text:style-name="T141">oInt8(value);</text:span></text:p>
            <text:p text:style-name="P47">toInt16(value);</text:p>
            <text:p text:style-name="P47">toInt32(value);</text:p>
            <text:p text:style-name="P47">toUInt8(value);</text:p>
            <text:p text:style-name="P47">toUInt<text:span text:style-name="T142">1</text:span>6(value);</text:p>
            <text:p text:style-name="P47">toUInt32(value;</text:p>
            <text:p text:style-name="P47">toBigInt64(value);</text:p>
            <text:p text:style-name="P47">toBigUInt64(value);</text:p>
            <text:p text:style-name="P47"><text:span text:style-name="T142">toFloat</text:span><text:span text:style-name="T137">16</text:span><text:span text:style-name="T142">(value);</text:span></text:p>
            <text:p text:style-name="P46"><text:span text:style-name="Source_20_Text"><text:span text:style-name="T143">toFloat32(value);</text:span></text:span></text:p>
          </table:table-cell>
        </table:table-row>
      </table:table>
      <text:p text:style-name="P49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50"><text:span text:style-name="Source_20_Text"><text:span text:style-name="T144">Collections </text:span></text:span><text:span text:style-name="Source_20_Text"><text:span text:style-name="T145">API</text:span></text:span></text:p>
          </table:table-cell>
          <table:covered-table-cell/>
          <table:table-cell table:style-name="Table4.C1" office:value-type="string">
            <text:p text:style-name="P51">Polyfills</text:p>
          </table:table-cell>
        </table:table-row>
        <table:table-row>
          <table:table-cell table:style-name="Table4.A2" office:value-type="string">
            <text:p text:style-name="P52"><text:span text:style-name="Source_20_Text"><text:span text:style-name="T146">castArray</text:span></text:span><text:span text:style-name="Source_20_Text"><text:span text:style-name="T147">(value);</text:span></text:span></text:p>
            <text:p text:style-name="P52"><text:span text:style-name="Source_20_Text"><text:span text:style-name="T147">compact</text:span></text:span><text:span text:style-name="Source_20_Text"><text:span text:style-name="T148">(iterator);</text:span></text:span></text:p>
            <text:p text:style-name="P52"><text:span text:style-name="Source_20_Text"><text:span text:style-name="T146">arrayDeepClone(array);</text:span></text:span></text:p>
            <text:p text:style-name="P52"><text:span text:style-name="Source_20_Text"><text:span text:style-name="T146">arrayMerge(target,so</text:span></text:span><text:span text:style-name="Source_20_Text"><text:span text:style-name="T149">ur</text:span></text:span><text:span text:style-name="Source_20_Text"><text:span text:style-name="T150">c</text:span></text:span><text:span text:style-name="Source_20_Text"><text:span text:style-name="T146">e</text:span></text:span><text:span text:style-name="Source_20_Text"><text:span text:style-name="T149">1</text:span></text:span><text:span text:style-name="Source_20_Text"><text:span text:style-name="T146">[,</text:span></text:span><text:span text:style-name="Source_20_Text"><text:span text:style-name="T150">s</text:span></text:span><text:span text:style-name="Source_20_Text"><text:span text:style-name="T149">ou</text:span></text:span><text:span text:style-name="Source_20_Text"><text:span text:style-name="T150">r</text:span></text:span><text:span text:style-name="Source_20_Text"><text:span text:style-name="T149">ce</text:span></text:span><text:span text:style-name="Source_20_Text"><text:span text:style-name="T146">N]);</text:span></text:span></text:p>
            <text:p text:style-name="P53"><text:span text:style-name="Source_20_Text"><text:span text:style-name="T151">arrayAdd</text:span></text:span><text:span text:style-name="Source_20_Text"><text:span text:style-name="T146">(array,value);</text:span></text:span></text:p>
            <text:p text:style-name="P53"><text:span text:style-name="Source_20_Text"><text:span text:style-name="T146">arrayClear(array); </text:span></text:span></text:p>
            <text:p text:style-name="P53"><text:span text:style-name="Source_20_Text"><text:span text:style-name="T152">arrayRemove(array,value[,all </text:span></text:span><text:span text:style-name="Source_20_Text"><text:span text:style-name="T153">= false</text:span></text:span><text:span text:style-name="Source_20_Text"><text:span text:style-name="T152">]);</text:span></text:span></text:p>
            <text:p text:style-name="P54"><text:span text:style-name="Source_20_Text"><text:span text:style-name="T152">arrayRemove</text:span></text:span><text:span text:style-name="Source_20_Text"><text:span text:style-name="T154">By</text:span></text:span><text:span text:style-name="Source_20_Text"><text:span text:style-name="T152">(array,c</text:span></text:span><text:span text:style-name="Source_20_Text"><text:span text:style-name="T154">allback</text:span></text:span><text:span text:style-name="Source_20_Text"><text:span text:style-name="T152">[,all</text:span></text:span><text:span text:style-name="Source_20_Text"><text:span text:style-name="T153">=false</text:span></text:span><text:span text:style-name="Source_20_Text"><text:span text:style-name="T152">]);</text:span></text:span></text:p>
            <text:p text:style-name="P55"><text:span text:style-name="Source_20_Text"><text:span text:style-name="T155"/></text:span></text:p>
            <text:p text:style-name="P55"><text:span text:style-name="Source_20_Text"><text:span text:style-name="T155">arrayRange([start=0[,end = </text:span></text:span><text:span text:style-name="Source_20_Text"><text:span text:style-name="T156">99</text:span></text:span><text:span text:style-name="Source_20_Text"><text:span text:style-name="T155">[,step = 1]]]);</text:span></text:span></text:p>
            <text:p text:style-name="P56"><text:span text:style-name="Source_20_Text"><text:span text:style-name="T157">iterRange([start=0[,step=1[,end=Infinity]]]);</text:span></text:span></text:p>
            <text:p text:style-name="P56"><text:span text:style-name="Source_20_Text"><text:span text:style-name="T157"/></text:span></text:p>
            <text:p text:style-name="P57"><text:span text:style-name="Source_20_Text"><text:span text:style-name="T8">arrayCycle(i</text:span></text:span><text:span text:style-name="Source_20_Text"><text:span text:style-name="T158">terator</text:span></text:span><text:span text:style-name="Source_20_Text"><text:span text:style-name="T8">[,n </text:span></text:span><text:span text:style-name="Source_20_Text"><text:span text:style-name="T159">= 100</text:span></text:span><text:span text:style-name="Source_20_Text"><text:span text:style-name="T8">]);</text:span></text:span></text:p>
            <text:p text:style-name="P56"><text:span text:style-name="Source_20_Text"><text:span text:style-name="T157">iterCycle(iter</text:span></text:span><text:span text:style-name="Source_20_Text"><text:span text:style-name="T160">ator</text:span></text:span><text:span text:style-name="Source_20_Text"><text:span text:style-name="T157">[,n </text:span></text:span><text:span text:style-name="Source_20_Text"><text:span text:style-name="T161">= Infinity</text:span></text:span><text:span text:style-name="Source_20_Text"><text:span text:style-name="T157">]);</text:span></text:span></text:p>
            <text:p text:style-name="P58"><text:span text:style-name="Source_20_Text"><text:span text:style-name="T8"/></text:span></text:p>
            <text:p text:style-name="P58"><text:span text:style-name="Source_20_Text"><text:span text:style-name="T8">arrayRepeat(value[,n </text:span></text:span><text:span text:style-name="Source_20_Text"><text:span text:style-name="T162">= 100</text:span></text:span><text:span text:style-name="Source_20_Text"><text:span text:style-name="T8">]);</text:span></text:span></text:p>
            <text:p text:style-name="P56"><text:span text:style-name="Source_20_Text"><text:span text:style-name="T8">iterRepeat(value[,n </text:span></text:span><text:span text:style-name="Source_20_Text"><text:span text:style-name="T161">= Infinity</text:span></text:span><text:span text:style-name="Source_20_Text"><text:span text:style-name="T8">]);</text:span></text:span></text:p>
            <text:p text:style-name="P59"><text:span text:style-name="Source_20_Text"><text:span text:style-name="T163"/></text:span></text:p>
            <text:p text:style-name="P59"><text:span text:style-name="Source_20_Text"><text:span text:style-name="T163">unique(iterator[,resolver]);</text:span></text:span></text:p>
            <text:p text:style-name="P59"><text:span text:style-name="Source_20_Text"><text:span text:style-name="T157">slice(i</text:span></text:span><text:span text:style-name="Source_20_Text"><text:span text:style-name="T158">terator</text:span></text:span><text:span text:style-name="Source_20_Text"><text:span text:style-name="T157">[,begin=0[,end = Infinity]]);</text:span></text:span></text:p>
            <text:p text:style-name="P57"><text:span text:style-name="Source_20_Text"><text:span text:style-name="T157">withOut(i</text:span></text:span><text:span text:style-name="Source_20_Text"><text:span text:style-name="T158">terator</text:span></text:span><text:span text:style-name="Source_20_Text"><text:span text:style-name="T157">,filter</text:span></text:span><text:span text:style-name="Source_20_Text"><text:span text:style-name="T158">Iterator</text:span></text:span><text:span text:style-name="Source_20_Text"><text:span text:style-name="T157">);</text:span></text:span></text:p>
            <text:p text:style-name="P60"><text:span text:style-name="Source_20_Text"><text:span text:style-name="T8">reduce(i</text:span></text:span><text:span text:style-name="Source_20_Text"><text:span text:style-name="T158">terator</text:span></text:span><text:span text:style-name="Source_20_Text"><text:span text:style-name="T8">,callback[,initialvalue]);</text:span></text:span></text:p>
            <text:p text:style-name="P60"><text:span text:style-name="Source_20_Text"><text:span text:style-name="T164">count</text:span></text:span><text:span text:style-name="Source_20_Text"><text:span text:style-name="T8">(i</text:span></text:span><text:span text:style-name="Source_20_Text"><text:span text:style-name="T158">terator</text:span></text:span><text:span text:style-name="Source_20_Text"><text:span text:style-name="T8">,callback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8">take(i</text:span></text:span><text:span text:style-name="Source_20_Text"><text:span text:style-name="T158">terator</text:span></text:span><text:span text:style-name="Source_20_Text"><text:span text:style-name="T8">[,n </text:span></text:span><text:span text:style-name="Source_20_Text"><text:span text:style-name="T165">= 1</text:span></text:span><text:span text:style-name="Source_20_Text"><text:span text:style-name="T8">]);</text:span></text:span></text:p>
            <text:p text:style-name="P60"><text:span text:style-name="Source_20_Text"><text:span text:style-name="T8">takeWhile(i</text:span></text:span><text:span text:style-name="Source_20_Text"><text:span text:style-name="T158">terator</text:span></text:span><text:span text:style-name="Source_20_Text"><text:span text:style-name="T8">,callback);</text:span></text:span></text:p>
            <text:p text:style-name="P60"><text:span text:style-name="Source_20_Text"><text:span text:style-name="T8">takeRight(i</text:span></text:span><text:span text:style-name="Source_20_Text"><text:span text:style-name="T158">terator</text:span></text:span><text:span text:style-name="Source_20_Text"><text:span text:style-name="T8">[,n </text:span></text:span><text:span text:style-name="Source_20_Text"><text:span text:style-name="T165">= 1</text:span></text:span><text:span text:style-name="Source_20_Text"><text:span text:style-name="T8">]);</text:span></text:span></text:p>
            <text:p text:style-name="P60"><text:span text:style-name="Source_20_Text"><text:span text:style-name="T8">takeRightWhile(i</text:span></text:span><text:span text:style-name="Source_20_Text"><text:span text:style-name="T158">terator</text:span></text:span><text:span text:style-name="Source_20_Text"><text:span text:style-name="T8">,callback);</text:span></text:span></text:p>
            <text:p text:style-name="P60"><text:span text:style-name="Source_20_Text"><text:span text:style-name="T8">drop(i</text:span></text:span><text:span text:style-name="Source_20_Text"><text:span text:style-name="T158">terator</text:span></text:span><text:span text:style-name="Source_20_Text"><text:span text:style-name="T8">[,n </text:span></text:span><text:span text:style-name="Source_20_Text"><text:span text:style-name="T165">= 1</text:span></text:span><text:span text:style-name="Source_20_Text"><text:span text:style-name="T8">]);</text:span></text:span><text:span text:style-name="Source_20_Text"><text:span text:style-name="T166"> </text:span></text:span></text:p>
            <text:p text:style-name="P60"><text:span text:style-name="Source_20_Text"><text:span text:style-name="T8">dropWhile(i</text:span></text:span><text:span text:style-name="Source_20_Text"><text:span text:style-name="T158">terator</text:span></text:span><text:span text:style-name="Source_20_Text"><text:span text:style-name="T8">,callback);</text:span></text:span></text:p>
            <text:p text:style-name="P60"><text:span text:style-name="Source_20_Text"><text:span text:style-name="T8">dropRight(i</text:span></text:span><text:span text:style-name="Source_20_Text"><text:span text:style-name="T158">terator</text:span></text:span><text:span text:style-name="Source_20_Text"><text:span text:style-name="T8">[,n </text:span></text:span><text:span text:style-name="Source_20_Text"><text:span text:style-name="T165">= 1</text:span></text:span><text:span text:style-name="Source_20_Text"><text:span text:style-name="T8">]);</text:span></text:span></text:p>
            <text:p text:style-name="P60"><text:span text:style-name="Source_20_Text"><text:span text:style-name="T8">dropRightWhile(i</text:span></text:span><text:span text:style-name="Source_20_Text"><text:span text:style-name="T158">terator</text:span></text:span><text:span text:style-name="Source_20_Text"><text:span text:style-name="T8">,callback);</text:span></text:span></text:p>
            <text:p text:style-name="P60"><text:span text:style-name="Source_20_Text"><text:span text:style-name="T8"/></text:span></text:p>
            <text:p text:style-name="P61"><text:span text:style-name="Source_20_Text"><text:span text:style-name="T8">isSuperset(superCollection,subCollection);</text:span></text:span></text:p>
            <text:p text:style-name="P60"><text:span text:style-name="Source_20_Text"><text:span text:style-name="T8">setDifference(</text:span></text:span><text:span text:style-name="Source_20_Text"><text:span text:style-name="T167">set1,set2</text:span></text:span><text:span text:style-name="Source_20_Text"><text:span text:style-name="T8">);</text:span></text:span></text:p>
            <text:p text:style-name="P61"><text:span text:style-name="Source_20_Text"><text:span text:style-name="T8">setIntersection(</text:span></text:span><text:span text:style-name="Source_20_Text"><text:span text:style-name="T167">set1,set2</text:span></text:span><text:span text:style-name="Source_20_Text"><text:span text:style-name="T8">);</text:span></text:span></text:p>
            <text:p text:style-name="P61"><text:span text:style-name="Source_20_Text"><text:span text:style-name="T8">setSymmetricDifference(</text:span></text:span><text:span text:style-name="Source_20_Text"><text:span text:style-name="T167">set1,set2</text:span></text:span><text:span text:style-name="Source_20_Text"><text:span text:style-name="T8">);</text:span></text:span></text:p>
            <text:p text:style-name="P61"><text:span text:style-name="Source_20_Text"><text:span text:style-name="T8">setUnion(iterator1[,iteratorN] );</text:span></text:span></text:p>
          </table:table-cell>
          <table:table-cell table:style-name="Table4.B2" office:value-type="string">
            <text:p text:style-name="P57"><text:span text:style-name="Source_20_Text"><text:span text:style-name="T168">forEach</text:span></text:span><text:span text:style-name="Source_20_Text"><text:span text:style-name="T157">(i</text:span></text:span><text:span text:style-name="Source_20_Text"><text:span text:style-name="T158">terator</text:span></text:span><text:span text:style-name="Source_20_Text"><text:span text:style-name="T157">,callback);</text:span></text:span></text:p>
            <text:p text:style-name="P62"><text:span text:style-name="Source_20_Text"><text:span text:style-name="T169">map(i</text:span></text:span><text:span text:style-name="Source_20_Text"><text:span text:style-name="T170">terator</text:span></text:span><text:span text:style-name="Source_20_Text"><text:span text:style-name="T169">,callback);</text:span></text:span></text:p>
            <text:p text:style-name="P60"><text:span text:style-name="Source_20_Text"><text:span text:style-name="T157">enumerate(i</text:span></text:span><text:span text:style-name="Source_20_Text"><text:span text:style-name="T158">terator</text:span></text:span><text:span text:style-name="Source_20_Text"><text:span text:style-name="T157">[,offset = 0]);</text:span></text:span></text:p>
            <text:p text:style-name="P60"><text:span text:style-name="Source_20_Text"><text:span text:style-name="T8">size(i</text:span></text:span><text:span text:style-name="Source_20_Text"><text:span text:style-name="T158">terator</text:span></text:span><text:span text:style-name="Source_20_Text"><text:span text:style-name="T8">);</text:span></text:span></text:p>
            <text:p text:style-name="P63"><text:span text:style-name="Source_20_Text"><text:span text:style-name="T171"/></text:span></text:p>
            <text:p text:style-name="P60"><text:span text:style-name="Source_20_Text"><text:span text:style-name="T8">every(i</text:span></text:span><text:span text:style-name="Source_20_Text"><text:span text:style-name="T158">terator</text:span></text:span><text:span text:style-name="Source_20_Text"><text:span text:style-name="T8">,c</text:span></text:span><text:span text:style-name="Source_20_Text"><text:span text:style-name="T172">allback</text:span></text:span><text:span text:style-name="Source_20_Text"><text:span text:style-name="T8">);</text:span></text:span></text:p>
            <text:p text:style-name="P60"><text:span text:style-name="Source_20_Text"><text:span text:style-name="T8">some(i</text:span></text:span><text:span text:style-name="Source_20_Text"><text:span text:style-name="T158">terator</text:span></text:span><text:span text:style-name="Source_20_Text"><text:span text:style-name="T8">,c</text:span></text:span><text:span text:style-name="Source_20_Text"><text:span text:style-name="T172">allback</text:span></text:span><text:span text:style-name="Source_20_Text"><text:span text:style-name="T8">);</text:span></text:span><text:span text:style-name="Source_20_Text"><text:span text:style-name="T173"> </text:span></text:span></text:p>
            <text:p text:style-name="P60"><text:span text:style-name="Source_20_Text"><text:span text:style-name="T157">none(i</text:span></text:span><text:span text:style-name="Source_20_Text"><text:span text:style-name="T158">terator</text:span></text:span><text:span text:style-name="Source_20_Text"><text:span text:style-name="T157">,c</text:span></text:span><text:span text:style-name="Source_20_Text"><text:span text:style-name="T172">allback</text:span></text:span><text:span text:style-name="Source_20_Text"><text:span text:style-name="T157">);</text:span></text:span></text:p>
            <text:p text:style-name="P60"><text:span text:style-name="Source_20_Text"><text:span text:style-name="T157"/></text:span></text:p>
            <text:p text:style-name="P60"><text:span text:style-name="Source_20_Text"><text:span text:style-name="T8">includes(</text:span></text:span><text:span text:style-name="Source_20_Text"><text:span text:style-name="T174">collection</text:span></text:span><text:span text:style-name="Source_20_Text"><text:span text:style-name="T8">,</text:span></text:span><text:span text:style-name="Source_20_Text"><text:span text:style-name="T175">value</text:span></text:span><text:span text:style-name="Source_20_Text"><text:span text:style-name="T174">[,comparator]</text:span></text:span><text:span text:style-name="Source_20_Text"><text:span text:style-name="T8">);</text:span></text:span></text:p>
            <text:p text:style-name="P60"><text:span text:style-name="Source_20_Text"><text:span text:style-name="T8">find(i</text:span></text:span><text:span text:style-name="Source_20_Text"><text:span text:style-name="T158">terator</text:span></text:span><text:span text:style-name="Source_20_Text"><text:span text:style-name="T8">,c</text:span></text:span><text:span text:style-name="Source_20_Text"><text:span text:style-name="T172">allback</text:span></text:span><text:span text:style-name="Source_20_Text"><text:span text:style-name="T8">);</text:span></text:span></text:p>
            <text:p text:style-name="P60"><text:span text:style-name="Source_20_Text"><text:span text:style-name="T8">findLast(i</text:span></text:span><text:span text:style-name="Source_20_Text"><text:span text:style-name="T158">terator</text:span></text:span><text:span text:style-name="Source_20_Text"><text:span text:style-name="T8">,callback);</text:span></text:span></text:p>
            <text:p text:style-name="P60"><text:span text:style-name="Source_20_Text"><text:span text:style-name="T8">filter(i</text:span></text:span><text:span text:style-name="Source_20_Text"><text:span text:style-name="T158">terator</text:span></text:span><text:span text:style-name="Source_20_Text"><text:span text:style-name="T8">,c</text:span></text:span><text:span text:style-name="Source_20_Text"><text:span text:style-name="T172">allback</text:span></text:span><text:span text:style-name="Source_20_Text"><text:span text:style-name="T8">);</text:span></text:span></text:p>
            <text:p text:style-name="P60"><text:span text:style-name="Source_20_Text"><text:span text:style-name="T176">reject(i</text:span></text:span><text:span text:style-name="Source_20_Text"><text:span text:style-name="T158">terator</text:span></text:span><text:span text:style-name="Source_20_Text"><text:span text:style-name="T176">,c</text:span></text:span><text:span text:style-name="Source_20_Text"><text:span text:style-name="T172">allback</text:span></text:span><text:span text:style-name="Source_20_Text"><text:span text:style-name="T176">);</text:span></text:span></text:p>
            <text:p text:style-name="P57"><text:span text:style-name="Source_20_Text"><text:span text:style-name="T177">p</text:span></text:span><text:span text:style-name="Source_20_Text"><text:span text:style-name="T178">artition(i</text:span></text:span><text:span text:style-name="Source_20_Text"><text:span text:style-name="T179">terator</text:span></text:span><text:span text:style-name="Source_20_Text"><text:span text:style-name="T178">,c</text:span></text:span><text:span text:style-name="Source_20_Text"><text:span text:style-name="T180">a</text:span></text:span><text:span text:style-name="Source_20_Text"><text:span text:style-name="T181">llb</text:span></text:span><text:span text:style-name="Source_20_Text"><text:span text:style-name="T180">a</text:span></text:span><text:span text:style-name="Source_20_Text"><text:span text:style-name="T181">ck</text:span></text:span><text:span text:style-name="Source_20_Text"><text:span text:style-name="T178">);</text:span></text:span></text:p>
            <text:p text:style-name="P64"><text:span text:style-name="Source_20_Text"><text:span text:style-name="T182"/></text:span></text:p>
            <text:p text:style-name="P57"><text:span text:style-name="Source_20_Text"><text:span text:style-name="T8">zip(i</text:span></text:span><text:span text:style-name="Source_20_Text"><text:span text:style-name="T158">terator1</text:span></text:span><text:span text:style-name="Source_20_Text"><text:span text:style-name="T8">[,</text:span></text:span><text:span text:style-name="Source_20_Text"><text:span text:style-name="T158">iteratorN</text:span></text:span><text:span text:style-name="Source_20_Text"><text:span text:style-name="T8">]);</text:span></text:span></text:p>
            <text:p text:style-name="P65"><text:span text:style-name="Source_20_Text"><text:span text:style-name="T183">unzip(i</text:span></text:span><text:span text:style-name="Source_20_Text"><text:span text:style-name="T179">terator</text:span></text:span><text:span text:style-name="Source_20_Text"><text:span text:style-name="T183">);</text:span></text:span></text:p>
            <text:p text:style-name="P65"><text:span text:style-name="Source_20_Text"><text:span text:style-name="T183">zipObj(i</text:span></text:span><text:span text:style-name="Source_20_Text"><text:span text:style-name="T179">terator1</text:span></text:span><text:span text:style-name="Source_20_Text"><text:span text:style-name="T183">,i</text:span></text:span><text:span text:style-name="Source_20_Text"><text:span text:style-name="T179">terator1</text:span></text:span><text:span text:style-name="Source_20_Text"><text:span text:style-name="T183">);</text:span></text:span></text:p>
            <text:p text:style-name="P60"><text:span text:style-name="Source_20_Text"><text:span text:style-name="T182">shuffle(i</text:span></text:span><text:span text:style-name="Source_20_Text"><text:span text:style-name="T158">terator</text:span></text:span><text:span text:style-name="Source_20_Text"><text:span text:style-name="T182">);</text:span></text:span></text:p>
            <text:p text:style-name="P60"><text:span text:style-name="Source_20_Text"><text:span text:style-name="T182"/></text:span></text:p>
            <text:p text:style-name="P66"><text:span text:style-name="Source_20_Text"><text:span text:style-name="T8">min(v</text:span></text:span><text:span text:style-name="Source_20_Text"><text:span text:style-name="T184">alue1[,valueN]</text:span></text:span><text:span text:style-name="Source_20_Text"><text:span text:style-name="T8">);</text:span></text:span></text:p>
            <text:p text:style-name="P67"><text:span text:style-name="Source_20_Text"><text:span text:style-name="T185">max(v</text:span></text:span><text:span text:style-name="Source_20_Text"><text:span text:style-name="T186">alue1[,valueN]</text:span></text:span><text:span text:style-name="Source_20_Text"><text:span text:style-name="T185">);</text:span></text:span></text:p>
            <text:p text:style-name="P60"><text:span text:style-name="Source_20_Text"><text:span text:style-name="T187">sort(i</text:span></text:span><text:span text:style-name="Source_20_Text"><text:span text:style-name="T158">terator</text:span></text:span><text:span text:style-name="Source_20_Text"><text:span text:style-name="T188">[</text:span></text:span><text:span text:style-name="Source_20_Text"><text:span text:style-name="T187">,number</text:span></text:span><text:span text:style-name="Source_20_Text"><text:span text:style-name="T189">s = false</text:span></text:span><text:span text:style-name="Source_20_Text"><text:span text:style-name="T188">]</text:span></text:span><text:span text:style-name="Source_20_Text"><text:span text:style-name="T187">);</text:span></text:span></text:p>
            <text:p text:style-name="P60"><text:span text:style-name="Source_20_Text"><text:span text:style-name="T182">reverse(i</text:span></text:span><text:span text:style-name="Source_20_Text"><text:span text:style-name="T158">terator</text:span></text:span><text:span text:style-name="Source_20_Text"><text:span text:style-name="T182">);</text:span></text:span></text:p>
            <text:p text:style-name="P66"><text:span text:style-name="Source_20_Text"><text:span text:style-name="T8"/></text:span></text:p>
            <text:p text:style-name="P57"><text:span text:style-name="Source_20_Text"><text:span text:style-name="T8">item(i</text:span></text:span><text:span text:style-name="Source_20_Text"><text:span text:style-name="T158">terator</text:span></text:span><text:span text:style-name="Source_20_Text"><text:span text:style-name="T8">,index);</text:span></text:span></text:p>
            <text:p text:style-name="P57"><text:span text:style-name="Source_20_Text"><text:span text:style-name="T190">nth(i</text:span></text:span><text:span text:style-name="Source_20_Text"><text:span text:style-name="T158">terator</text:span></text:span><text:span text:style-name="Source_20_Text"><text:span text:style-name="T190">,index);</text:span></text:span></text:p>
            <text:p text:style-name="P60"><text:span text:style-name="Source_20_Text"><text:span text:style-name="T8">first(i</text:span></text:span><text:span text:style-name="Source_20_Text"><text:span text:style-name="T158">terator</text:span></text:span><text:span text:style-name="Source_20_Text"><text:span text:style-name="T8">);</text:span></text:span></text:p>
            <text:p text:style-name="P60"><text:span text:style-name="Source_20_Text"><text:span text:style-name="T191">head(i</text:span></text:span><text:span text:style-name="Source_20_Text"><text:span text:style-name="T179">terator</text:span></text:span><text:span text:style-name="Source_20_Text"><text:span text:style-name="T191">);</text:span></text:span></text:p>
            <text:p text:style-name="P68"><text:span text:style-name="Source_20_Text"><text:span text:style-name="T146">last(i</text:span></text:span><text:span text:style-name="Source_20_Text"><text:span text:style-name="T170">terator</text:span></text:span><text:span text:style-name="Source_20_Text"><text:span text:style-name="T146">);</text:span></text:span></text:p>
            <text:p text:style-name="P69">initial(i<text:span text:style-name="Source_20_Text"><text:span text:style-name="T192">terator</text:span></text:span>);</text:p>
            <text:p text:style-name="P60"><text:span text:style-name="Source_20_Text"><text:span text:style-name="T8">tail(i</text:span></text:span><text:span text:style-name="Source_20_Text"><text:span text:style-name="T158">terator</text:span></text:span><text:span text:style-name="Source_20_Text"><text:span text:style-name="T8">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193">flat(i</text:span></text:span><text:span text:style-name="Source_20_Text"><text:span text:style-name="T158">terator</text:span></text:span><text:span text:style-name="Source_20_Text"><text:span text:style-name="T193">);</text:span></text:span></text:p>
            <text:p text:style-name="P60"><text:span text:style-name="Source_20_Text"><text:span text:style-name="T8">concat(i</text:span></text:span><text:span text:style-name="Source_20_Text"><text:span text:style-name="T158">terator1</text:span></text:span><text:span text:style-name="Source_20_Text"><text:span text:style-name="T8">[,</text:span></text:span><text:span text:style-name="Source_20_Text"><text:span text:style-name="T158">iteratorN</text:span></text:span><text:span text:style-name="Source_20_Text"><text:span text:style-name="T8">]);</text:span></text:span></text:p>
            <text:p text:style-name="P60"><text:span text:style-name="Source_20_Text"><text:span text:style-name="T157">join(i</text:span></text:span><text:span text:style-name="Source_20_Text"><text:span text:style-name="T158">terator</text:span></text:span><text:span text:style-name="Source_20_Text"><text:span text:style-name="T157">[,separator </text:span></text:span><text:span text:style-name="Source_20_Text"><text:span text:style-name="T194">= ","</text:span></text:span><text:span text:style-name="Source_20_Text"><text:span text:style-name="T157">]);</text:span></text:span></text:p>
          </table:table-cell>
          <table:table-cell table:style-name="Table4.C2" office:value-type="string">
            <text:p text:style-name="P70"><text:span text:style-name="Source_20_Text"><text:span text:style-name="T8"/></text:span></text:p>
            <text:p text:style-name="P71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46">Array.fromAsync(); </text:span></text:span></text:a></text:p>
            <text:p text:style-name="P71"><text:span text:style-name="Source_20_Text"><text:span text:style-name="T146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95">Array.prototype.toRevers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46">Array.prototype.toSort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46">Array.prototype.toSplic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46">Array.prototype.with()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API/Crypto/randomUUID" text:style-name="Internet_20_link" text:visited-style-name="Visited_20_Internet_20_Link"><text:span text:style-name="Source_20_Text"><text:span text:style-name="T146">crypto.randomUUID();</text:span></text:span></text:a></text:p>
            <text:p text:style-name="P72"><text:span text:style-name="Source_20_Text"><text:span text:style-name="T8"/></text:span></text:p>
            <text:p text:style-name="P73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96">Error.isError()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46">globalThis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46">Map.groupBy();</text:span></text:span></text:a></text:p>
            <text:p text:style-name="P74"><text:span text:style-name="Source_20_Text"><text:span text:style-name="T8"/></text:span></text:p>
            <text:p text:style-name="P74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46">Math.sumPrecise();</text:span></text:span></text:a></text:p>
            <text:p text:style-name="P74"><text:span text:style-name="Source_20_Text"><text:span text:style-name="T8"/></text:span></text:p>
            <text:p text:style-name="P72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97">Object.groupBy();</text:span></text:span></text:a></text:p>
            <text:p text:style-name="P72"><text:span text:style-name="Source_20_Text"><text:span text:style-name="T198"/></text:span></text:p>
            <text:p text:style-name="P72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46">Object</text:span></text:span><text:span text:style-name="Source_20_Text"><text:span text:style-name="T199">.</text:span></text:span><text:span text:style-name="Source_20_Text"><text:span text:style-name="T200">hasOwn();</text:span></text:span></text:a></text:p>
            <text:p text:style-name="P72"><text:span text:style-name="Source_20_Text"><text:span text:style-name="T8"/></text:span></text:p>
            <text:p text:style-name="P75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1">TypedArray.prototype.toReversed();</text:span></text:span></text:a><text:span text:style-name="T146"/></text:p>
            <text:p text:style-name="P75"><text:span text:style-name="Source_20_Text"><text:span text:style-name="T171"/></text:span></text:p>
            <text:p text:style-name="P75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1">TypedArray.prototype.toSorted();</text:span></text:span></text:a></text:p>
            <text:p text:style-name="P75"><text:span text:style-name="Source_20_Text"><text:span text:style-name="T171"/></text:span></text:p>
            <text:p text:style-name="P75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1">TypedArray.prototype.with();</text:span></text:span></text:a></text:p>
            <text:p text:style-name="P75"><text:span text:style-name="Source_20_Text"><text:span text:style-name="T171"/></text:span></text:p>
            <text:p text:style-name="P76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2">globalThis.AsyncFunction();</text:span></text:span></text:a></text:p>
            <text:p text:style-name="P76"><text:span text:style-name="Source_20_Text"><text:span text:style-name="T202"/></text:span></text:p>
            <text:p text:style-name="P76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03">global</text:span></text:span><text:span text:style-name="Source_20_Text"><text:span text:style-name="T204">this</text:span></text:span><text:span text:style-name="Source_20_Text"><text:span text:style-name="T202">.AsyncGeneratorFunction();</text:span></text:span></text:a></text:p>
            <text:p text:style-name="P77"/>
            <text:p text:style-name="P78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2">globalThis.GeneratorFunction();</text:span></text:span></text:a></text:p>
            <text:p text:style-name="P75"><text:span text:style-name="Source_20_Text"><text:span text:style-name="T8"/></text:span></text:p>
          </table:table-cell>
        </table:table-row>
      </table:table>
      <text:p text:style-name="P79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80">AJAX and CORS <text:span text:style-name="T11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81"><text:span text:style-name="Source_20_Text"><text:span text:style-name="T12"/></text:span></text:p>
            <text:p text:style-name="P81"><text:span text:style-name="Source_20_Text"><text:span text:style-name="T12">getText(url,success);</text:span></text:span></text:p>
            <text:p text:style-name="P81"><text:span text:style-name="Source_20_Text"><text:span text:style-name="T12"/></text:span></text:p>
            <text:p text:style-name="P81"><text:span text:style-name="Source_20_Text"><text:span text:style-name="T12">getJson(url,success);</text:span></text:span></text:p>
            <text:p text:style-name="P81"><text:span text:style-name="Source_20_Text"><text:span text:style-name="T134"/></text:span></text:p>
            <text:p text:style-name="P81"><text:span text:style-name="Source_20_Text"><text:span text:style-name="T134">ajax(Options obje</text:span></text:span><text:span text:style-name="Source_20_Text"><text:span text:style-name="T205">ct</text:span></text:span><text:span text:style-name="Source_20_Text"><text:span text:style-name="T134">);</text:span></text:span></text:p>
            <text:p text:style-name="P81"><text:span text:style-name="Source_20_Text"><text:span text:style-name="T134"/></text:span></text:p>
          </table:table-cell>
          <table:table-cell table:style-name="Table2.B2" office:value-type="string">
            <text:p text:style-name="P81"><text:span text:style-name="Source_20_Text"><text:span text:style-name="T206"/></text:span></text:p>
            <text:p text:style-name="P81"><text:span text:style-name="Source_20_Text"><text:span text:style-name="T206">Options object properties (* = default value):</text:span></text:span><text:span text:style-name="Source_20_Text"><text:span text:style-name="T99"> </text:span></text:span></text:p>
            <text:p text:style-name="P81"><text:span text:style-name="Source_20_Text"><text:span text:style-name="T99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82"><text:span text:style-name="Source_20_Text"><text:span text:style-name="T207">Property</text:span></text:span></text:p>
                </table:table-cell>
                <table:table-cell table:style-name="Table6.B1" office:value-type="string">
                  <text:p text:style-name="P83"><text:span text:style-name="T208">V</text:span>alue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99">url</text:span></text:span></text:p>
                </table:table-cell>
                <table:table-cell table:style-name="Table6.B2" office:value-type="string">
                  <text:p text:style-name="P82"><text:span text:style-name="Source_20_Text"><text:span text:style-name="T209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99">data</text:span></text:span></text:p>
                </table:table-cell>
                <table:table-cell table:style-name="Table6.B3" office:value-type="string">
                  <text:p text:style-name="P82"><text:span text:style-name="Source_20_Text"><text:span text:style-name="T209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99">queryType</text:span></text:span></text:p>
                </table:table-cell>
                <table:table-cell table:style-name="Table6.B4" office:value-type="string">
                  <text:p text:style-name="P82"><text:span text:style-name="Source_20_Text"><text:span text:style-name="T210">*</text:span></text:span><text:span text:style-name="Source_20_Text"><text:span text:style-name="T209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99">type</text:span></text:span></text:p>
                </table:table-cell>
                <table:table-cell table:style-name="Table6.B5" office:value-type="string">
                  <text:p text:style-name="P82"><text:span text:style-name="Source_20_Text"><text:span text:style-name="T210">*</text:span></text:span><text:span text:style-name="Source_20_Text"><text:span text:style-name="T209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99">success</text:span></text:span></text:p>
                </table:table-cell>
                <table:table-cell table:style-name="Table6.B6" office:value-type="string">
                  <text:p text:style-name="P82"><text:span text:style-name="Source_20_Text"><text:span text:style-name="T209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99">error</text:span></text:span></text:p>
                </table:table-cell>
                <table:table-cell table:style-name="Table6.B7" office:value-type="string">
                  <text:p text:style-name="P82"><text:span text:style-name="Source_20_Text"><text:span text:style-name="T209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99">format</text:span></text:span></text:p>
                </table:table-cell>
                <table:table-cell table:style-name="Table6.B8" office:value-type="string">
                  <text:p text:style-name="P82"><text:span text:style-name="Source_20_Text"><text:span text:style-name="T210">*</text:span></text:span><text:span text:style-name="Source_20_Text"><text:span text:style-name="T209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99">user</text:span></text:span></text:p>
                </table:table-cell>
                <table:table-cell table:style-name="Table6.B9" office:value-type="string">
                  <text:p text:style-name="P82"><text:span text:style-name="Source_20_Text"><text:span text:style-name="T209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99">password</text:span></text:span></text:p>
                </table:table-cell>
                <table:table-cell table:style-name="Table6.B10" office:value-type="string">
                  <text:p text:style-name="P82"><text:span text:style-name="Source_20_Text"><text:span text:style-name="T209">string</text:span></text:span></text:p>
                </table:table-cell>
              </table:table-row>
            </table:table>
            <text:p text:style-name="P81"><text:span text:style-name="Source_20_Text"><text:span text:style-name="T211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84"><text:span text:style-name="Source_20_Text"><text:span text:style-name="T212">Cookie </text:span></text:span><text:span text:style-name="Source_20_Text"><text:span text:style-name="T213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85"><text:span text:style-name="Source_20_Text"><text:span text:style-name="T12"/></text:span></text:p>
            <text:p text:style-name="P85"><text:span text:style-name="Source_20_Text"><text:span text:style-name="T12">getCookie([name]);</text:span></text:span></text:p>
            <text:p text:style-name="P85"><text:span text:style-name="Source_20_Text"><text:span text:style-name="T12"/></text:span></text:p>
            <text:p text:style-name="P85"><text:span text:style-name="Source_20_Text"><text:span text:style-name="T13">h</text:span></text:span><text:span text:style-name="Source_20_Text"><text:span text:style-name="T12">asCookie(name);</text:span></text:span></text:p>
            <text:p text:style-name="P86"><text:span text:style-name="Source_20_Text"><text:span text:style-name="T12"/></text:span></text:p>
            <text:p text:style-name="P87"><text:span text:style-name="Source_20_Text"><text:span text:style-name="T12">setCookie</text:span></text:span><text:span text:style-name="Source_20_Text"><text:span text:style-name="T214">(Options obje</text:span></text:span><text:span text:style-name="Source_20_Text"><text:span text:style-name="T205">ct: </text:span></text:span><text:span text:style-name="Source_20_Text"><text:span text:style-name="T215">properties are the same as the parameters</text:span></text:span><text:span text:style-name="Source_20_Text"><text:span text:style-name="T214">);</text:span></text:span></text:p>
            <text:p text:style-name="P86"><text:span text:style-name="Source_20_Text"><text:span text:style-name="T12">setCookie(name,value[,hours</text:span></text:span><text:span text:style-name="Source_20_Text"><text:span text:style-name="T214">=8760</text:span></text:span><text:span text:style-name="Source_20_Text"><text:span text:style-name="T12">[,path</text:span></text:span><text:span text:style-name="Source_20_Text"><text:span text:style-name="T214">="/"</text:span></text:span><text:span text:style-name="Source_20_Text"><text:span text:style-name="T12">[,domain[,secure[,SameSite</text:span></text:span><text:span text:style-name="Source_20_Text"><text:span text:style-name="T214">=</text:span></text:span><text:span text:style-name="Source_20_Text"><text:span text:style-name="T216">"Lax"</text:span></text:span><text:span text:style-name="Source_20_Text"><text:span text:style-name="T12">[,HttpOnly]]]]]]);</text:span></text:span></text:p>
            <text:p text:style-name="P88"><text:span text:style-name="Source_20_Text"><text:span text:style-name="T12"/></text:span></text:p>
            <text:p text:style-name="P89"><text:span text:style-name="Source_20_Text"><text:span text:style-name="T12">removeCookie</text:span></text:span><text:span text:style-name="Source_20_Text"><text:span text:style-name="T214">(Options obje</text:span></text:span><text:span text:style-name="Source_20_Text"><text:span text:style-name="T205">ct: </text:span></text:span><text:span text:style-name="Source_20_Text"><text:span text:style-name="T215">properties are the same as the parameters</text:span></text:span><text:span text:style-name="Source_20_Text"><text:span text:style-name="T214">);</text:span></text:span></text:p>
            <text:p text:style-name="P90"><text:span text:style-name="Source_20_Text"><text:span text:style-name="T12">removeCookie(name[,path</text:span></text:span><text:span text:style-name="Source_20_Text"><text:span text:style-name="T214">="/"</text:span></text:span><text:span text:style-name="Source_20_Text"><text:span text:style-name="T12">[,domain[,secure[,SameSite</text:span></text:span><text:span text:style-name="Source_20_Text"><text:span text:style-name="T214">=</text:span></text:span><text:span text:style-name="Source_20_Text"><text:span text:style-name="T216">"Lax"</text:span></text:span><text:span text:style-name="Source_20_Text"><text:span text:style-name="T12">[,HttpOnly]]]]]);</text:span></text:span></text:p>
            <text:p text:style-name="P90"><text:span text:style-name="Source_20_Text"><text:span text:style-name="T12"/></text:span></text:p>
            <text:p text:style-name="P85"><text:span text:style-name="Source_20_Text"><text:span text:style-name="T12">clearCookies</text:span></text:span><text:span text:style-name="Source_20_Text"><text:span text:style-name="T214">(Options obje</text:span></text:span><text:span text:style-name="Source_20_Text"><text:span text:style-name="T205">ct: </text:span></text:span><text:span text:style-name="Source_20_Text"><text:span text:style-name="T215">properties are the same as the parameters</text:span></text:span><text:span text:style-name="Source_20_Text"><text:span text:style-name="T214">);</text:span></text:span></text:p>
            <text:p text:style-name="P91"><text:span text:style-name="Source_20_Text"><text:span text:style-name="T12">clearCookies([path</text:span></text:span><text:span text:style-name="Source_20_Text"><text:span text:style-name="T214">="/"</text:span></text:span><text:span text:style-name="Source_20_Text"><text:span text:style-name="T12">[,domain[,</text:span></text:span><text:span text:style-name="Source_20_Text"><text:span text:style-name="T217">sec</text:span></text:span><text:span text:style-name="Source_20_Text"><text:span text:style-name="T12">[,SameSite</text:span></text:span><text:span text:style-name="Source_20_Text"><text:span text:style-name="T214">=</text:span></text:span><text:span text:style-name="Source_20_Text"><text:span text:style-name="T216">"Lax"</text:span></text:span><text:span text:style-name="Source_20_Text"><text:span text:style-name="T12">[,HttpOnly]]]]]);</text:span></text:span></text:p>
            <text:p text:style-name="P91"><text:span text:style-name="Source_20_Text"><text:span text:style-name="T12"/></text:span></text:p>
          </table:table-cell>
          <table:covered-table-cell/>
        </table:table-row>
      </table:table>
      <text:p text:style-name="P92"/>
      <text:p text:style-name="P92"/>
      <text:p text:style-name="P92"/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 table:style-name="Table7.1">
          <table:table-cell table:style-name="Table7.A1" table:number-columns-spanned="3" office:value-type="string">
            <text:p text:style-name="P93"><text:span text:style-name="T218">Celestra for Node.js </text:span><text:span text:style-name="T219">and Deno</text:span><text:span text:style-name="T218">: </text:span><text:span text:style-name="T220">celestra.</text:span><text:span text:style-name="T221">node.</text:span><text:span text:style-name="T222">m</text:span><text:span text:style-name="T220">js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94">How to import</text:p>
          </table:table-cell>
          <table:table-cell table:style-name="Table7.B2" table:number-columns-spanned="2" office:value-type="string">
            <text:p text:style-name="P93">Removed functions in the celestra.node.<text:span text:style-name="T223">m</text:span>js</text:p>
          </table:table-cell>
          <table:covered-table-cell/>
        </table:table-row>
        <table:table-row>
          <table:table-cell table:style-name="Table7.A3" office:value-type="string">
            <text:p text:style-name="P95"/>
            <text:p text:style-name="P96">// import the defaultExport object</text:p>
            <text:p text:style-name="P97"/>
            <text:p text:style-name="P98">import defaultExport from "./celestra.<text:span text:style-name="T224">node</text:span>.<text:span text:style-name="T224">m</text:span>js";</text:p>
            <text:p text:style-name="P98">globalThis.celestra = defaultExport;</text:p>
            <text:p text:style-name="P98">globalThis.CEL = defaultExport;</text:p>
            <text:p text:style-name="P98"/>
            <text:p text:style-name="P98"/>
            <text:p text:style-name="P99">// import with default with name</text:p>
            <text:p text:style-name="P98"/>
            <text:p text:style-name="P100">import { default as celestra } from "./celestra.<text:span text:style-name="T224">node</text:span>.<text:span text:style-name="T224">m</text:span>js";</text:p>
            <text:p text:style-name="P98">globalThis.celestra = celestra;</text:p>
            <text:p text:style-name="P98">globalThis.CEL = celestra;</text:p>
            <text:p text:style-name="P98"/>
            <text:p text:style-name="P98"/>
            <text:p text:style-name="P99">// import all into a new celestra object</text:p>
            <text:p text:style-name="P98"/>
            <text:p text:style-name="P100">import * as celestra from "./celestra.<text:span text:style-name="T224">node</text:span>.<text:span text:style-name="T224">m</text:span>js";</text:p>
            <text:p text:style-name="P98">globalThis.celestra = celestra;</text:p>
            <text:p text:style-name="P98">globalThis.CEL = celestra;</text:p>
            <text:p text:style-name="P98"/>
            <text:p text:style-name="P98"/>
            <text:p text:style-name="P99">// import some functions</text:p>
            <text:p text:style-name="P98"/>
            <text:p text:style-name="P100">import { first, classof } from "./celestra.<text:span text:style-name="T224">node</text:span>.<text:span text:style-name="T224">m</text:span>js";</text:p>
            <text:p text:style-name="P98">globalThis.first = first;</text:p>
            <text:p text:style-name="P101">globalThis.<text:span text:style-name="T225">assert</text:span> = <text:span text:style-name="T225">assert</text:span>;<text:line-break/><text:line-break/><text:line-break/><text:span text:style-name="T226">// </text:span><text:span text:style-name="T227">dynamic import</text:span><text:line-break/><text:line-break/><text:span text:style-name="T228">const celestra = await import("./celestra.node.mjs");<text:line-break/><text:line-break/>globalThis.celestra = celestra;<text:line-break/>globalThis.CEL = celestra;</text:span></text:p>
          </table:table-cell>
          <table:table-cell table:style-name="Table7.B3" office:value-type="string">
            <text:p text:style-name="P102"><text:span text:style-name="Source_20_Text"><text:span text:style-name="T229"/></text:span></text:p>
            <text:p text:style-name="P102"><text:span text:style-name="Source_20_Text"><text:span text:style-name="T230">DOM API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qsa();</text:span></text:span></text:p>
            <text:p text:style-name="P102"><text:span text:style-name="Source_20_Text"><text:span text:style-name="T229">qs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domReady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domClear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domCreate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domToElement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domGetCSS();</text:span></text:span></text:p>
            <text:p text:style-name="P102"><text:span text:style-name="Source_20_Text"><text:span text:style-name="T229">domSetCSS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domFadeIn();</text:span></text:span></text:p>
            <text:p text:style-name="P102"><text:span text:style-name="Source_20_Text"><text:span text:style-name="T229">domFadeOut();</text:span></text:span></text:p>
            <text:p text:style-name="P102"><text:span text:style-name="Source_20_Text"><text:span text:style-name="T229">domFadeToggle();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domShow();</text:span></text:span></text:p>
            <text:p text:style-name="P102"><text:span text:style-name="Source_20_Text"><text:span text:style-name="T229">domHide();</text:span></text:span></text:p>
            <text:p text:style-name="P102"><text:span text:style-name="Source_20_Text"><text:span text:style-name="T229">domToggle();</text:span></text:span></text:p>
            <text:p text:style-name="P102"><text:span text:style-name="Source_20_Text"><text:span text:style-name="T229">domIsHidden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domScrollToTop();</text:span></text:span></text:p>
            <text:p text:style-name="P102"><text:span text:style-name="Source_20_Text"><text:span text:style-name="T229">domScrollToBottom();</text:span></text:span></text:p>
            <text:p text:style-name="P102"><text:span text:style-name="Source_20_Text"><text:span text:style-name="T229">domScrollToElement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domSiblings();</text:span></text:span></text:p>
            <text:p text:style-name="P102"><text:span text:style-name="Source_20_Text"><text:span text:style-name="T229">domSiblingsPrev();</text:span></text:span></text:p>
            <text:p text:style-name="P102"><text:span text:style-name="Source_20_Text"><text:span text:style-name="T229">domSiblingsLeft();</text:span></text:span></text:p>
            <text:p text:style-name="P102"><text:span text:style-name="Source_20_Text"><text:span text:style-name="T229">domSiblingsNext();</text:span></text:span></text:p>
            <text:p text:style-name="P102"><text:span text:style-name="Source_20_Text"><text:span text:style-name="T229">domSiblingsRight();</text:span></text:span></text:p>
            <text:p text:style-name="P102"><text:span text:style-name="Source_20_Text"><text:span text:style-name="T229"/></text:span></text:p>
          </table:table-cell>
          <table:table-cell table:style-name="Table7.C3" office:value-type="string">
            <text:p text:style-name="P95"/>
            <text:p text:style-name="P102"><text:span text:style-name="Source_20_Text"><text:span text:style-name="T230">DOM API</text:span></text:span></text:p>
            <text:p text:style-name="P95"/>
            <text:p text:style-name="P103"><text:span text:style-name="Source_20_Text"><text:span text:style-name="T229">domGetCSSVar();</text:span></text:span></text:p>
            <text:p text:style-name="P103"><text:span text:style-name="Source_20_Text"><text:span text:style-name="T229">domSetCSSVar();</text:span></text:span></text:p>
            <text:p text:style-name="P95"/>
            <text:p text:style-name="P103"><text:span text:style-name="Source_20_Text"><text:span text:style-name="T229">importScript();</text:span></text:span></text:p>
            <text:p text:style-name="P103"><text:span text:style-name="Source_20_Text"><text:span text:style-name="T229">importStyle();</text:span></text:span></text:p>
            <text:p text:style-name="P95"/>
            <text:p text:style-name="P102"><text:span text:style-name="Source_20_Text"><text:span text:style-name="T229">setFullscreenOn();</text:span></text:span></text:p>
            <text:p text:style-name="P102"><text:span text:style-name="Source_20_Text"><text:span text:style-name="T229">setFullscreenOn();</text:span></text:span></text:p>
            <text:p text:style-name="P102"><text:span text:style-name="Source_20_Text"><text:span text:style-name="T229">setFullscreenOff();</text:span></text:span></text:p>
            <text:p text:style-name="P102"><text:span text:style-name="Source_20_Text"><text:span text:style-name="T229">getFullscreen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form2array(form);</text:span></text:span></text:p>
            <text:p text:style-name="P102"><text:span text:style-name="Source_20_Text"><text:span text:style-name="T229">form2string(form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getDoNotTrack();</text:span></text:span></text:p>
            <text:p text:style-name="P102"><text:span text:style-name="Source_20_Text"><text:span text:style-name="T229">getLocation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createFile();</text:span></text:span></text:p>
            <text:p text:style-name="P95"/>
            <text:p text:style-name="P102"><text:span text:style-name="Source_20_Text"><text:span text:style-name="T230">AJAX and CORS API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getText();</text:span></text:span></text:p>
            <text:p text:style-name="P102"><text:span text:style-name="Source_20_Text"><text:span text:style-name="T229">getJson();</text:span></text:span></text:p>
            <text:p text:style-name="P102"><text:span text:style-name="Source_20_Text"><text:span text:style-name="T229">ajax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30">Cookie API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getCookie();</text:span></text:span></text:p>
            <text:p text:style-name="P102"><text:span text:style-name="Source_20_Text"><text:span text:style-name="T229">hasCookie();</text:span></text:span></text:p>
            <text:p text:style-name="P102"><text:span text:style-name="Source_20_Text"><text:span text:style-name="T229">setCookie();</text:span></text:span></text:p>
            <text:p text:style-name="P102"><text:span text:style-name="Source_20_Text"><text:span text:style-name="T229">removeCookie();</text:span></text:span></text:p>
            <text:p text:style-name="P102"><text:span text:style-name="Source_20_Text"><text:span text:style-name="T229">clearCookies();</text:span></text:span></text:p>
          </table:table-cell>
        </table:table-row>
      </table:table>
      <text:p text:style-name="P104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05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5"><text:span text:style-name="T231">v</text:span>3.1.0</text:p>
          </table:table-cell>
          <table:table-cell table:style-name="Table3.A2" office:value-type="string">
            <text:p text:style-name="P105">v3.8.0</text:p>
          </table:table-cell>
          <table:table-cell table:style-name="Table3.C2" office:value-type="string">
            <text:p text:style-name="P106">v5.6.0</text:p>
          </table:table-cell>
        </table:table-row>
        <table:table-row>
          <table:table-cell table:style-name="Table3.A3" table:number-rows-spanned="3" office:value-type="string">
            <text:p text:style-name="P107">Array.from();</text:p>
            <text:p text:style-name="P107">Array.of();</text:p>
            <text:p text:style-name="P107">Array.prototype.copyWithin();</text:p>
            <text:p text:style-name="P107">Array.prototype.fill();</text:p>
            <text:p text:style-name="P107">Array.prototype.find();</text:p>
            <text:p text:style-name="P107">Array.prototype.findIndex();</text:p>
            <text:p text:style-name="P107">Object.create();</text:p>
            <text:p text:style-name="P107">String.fromCodePoint();</text:p>
            <text:p text:style-name="P107">String.prototype.codePointAt();</text:p>
            <text:p text:style-name="P107">String.prototype.endsWith();</text:p>
            <text:p text:style-name="P107">String.prototype.startsWith();</text:p>
            <text:p text:style-name="P107">Math.acosh();</text:p>
            <text:p text:style-name="P107">Math.asinh();</text:p>
            <text:p text:style-name="P107">Math.atanh();</text:p>
            <text:p text:style-name="P107">Math.cbrt();</text:p>
            <text:p text:style-name="P107">Math.clz32();</text:p>
            <text:p text:style-name="P107">Math.cosh();</text:p>
            <text:p text:style-name="P107">Math.expm1();</text:p>
            <text:p text:style-name="P107">Math.fround();</text:p>
            <text:p text:style-name="P107">Math.hypot();</text:p>
            <text:p text:style-name="P107">Math.imul();</text:p>
            <text:p text:style-name="P107">Math.log1p();</text:p>
            <text:p text:style-name="P107">Math.log10();</text:p>
            <text:p text:style-name="P107">Math.log2();</text:p>
            <text:p text:style-name="P107">Math.sign();</text:p>
            <text:p text:style-name="P107">Math.sinh();</text:p>
            <text:p text:style-name="P107">Math.tanh();</text:p>
            <text:p text:style-name="P107">Math.trunc();</text:p>
            <text:p text:style-name="P107">Number.EPSILON;</text:p>
            <text:p text:style-name="P107">Number.isNaN();</text:p>
            <text:p text:style-name="P107">isNaN();</text:p>
            <text:p text:style-name="P107">Number.isInteger();</text:p>
            <text:p text:style-name="P107">Number.isFinite();</text:p>
            <text:p text:style-name="P107">Number.isSafeInteger();</text:p>
            <text:p text:style-name="P107">Number.parseInt();</text:p>
            <text:p text:style-name="P107">Number.parseFloat();</text:p>
          </table:table-cell>
          <table:table-cell table:style-name="Table3.B3" table:number-rows-spanned="3" office:value-type="string">
            <text:p text:style-name="P107"/>
            <text:p text:style-name="P108"><text:span text:style-name="Source_20_Text"><text:span text:style-name="T201">Array.prototype.values();</text:span></text:span></text:p>
            <text:p text:style-name="P108"><text:span text:style-name="Source_20_Text"><text:span text:style-name="T201">Array.prototype.includes();</text:span></text:span></text:p>
            <text:p text:style-name="P107"/>
            <text:p text:style-name="P108"><text:span text:style-name="Source_20_Text"><text:span text:style-name="T201">ChildNode.after();</text:span></text:span><text:span text:style-name="T232"><text:line-break/></text:span><text:span text:style-name="Source_20_Text"><text:span text:style-name="T201">ChildNode.before();</text:span></text:span><text:span text:style-name="T232"><text:line-break/></text:span><text:span text:style-name="Source_20_Text"><text:span text:style-name="T201">ChildNode.remove();</text:span></text:span><text:span text:style-name="T232"><text:line-break/></text:span><text:span text:style-name="Source_20_Text"><text:span text:style-name="T201">ChildNode.replaceWith();</text:span></text:span></text:p>
            <text:p text:style-name="P107"/>
            <text:p text:style-name="P108"><text:span text:style-name="Source_20_Text"><text:span text:style-name="T201">Element.prototype.closest();<text:line-break/>Element.prototype.getAttributeNames();</text:span></text:span></text:p>
            <text:p text:style-name="P108"><text:span text:style-name="Source_20_Text"><text:span text:style-name="T201">Element.prototype.matches();</text:span></text:span></text:p>
            <text:p text:style-name="P108"><text:span text:style-name="Source_20_Text"><text:span text:style-name="T201">Element.prototype.toggleAttribute();</text:span></text:span></text:p>
            <text:p text:style-name="P107"/>
            <text:p text:style-name="P108"><text:span text:style-name="Source_20_Text"><text:span text:style-name="T201">ParentNode.append();</text:span></text:span></text:p>
            <text:p text:style-name="P108"><text:span text:style-name="Source_20_Text"><text:span text:style-name="T171"/></text:span></text:p>
            <text:p text:style-name="P108"><text:span text:style-name="Source_20_Text"><text:span text:style-name="T201">ParentNode.prepend();</text:span></text:span><text:span text:style-name="T232"><text:line-break/><text:line-break/></text:span><text:span text:style-name="Source_20_Text"><text:span text:style-name="T201">String.prototype[Symbol.iterator]();</text:span></text:span></text:p>
            <text:p text:style-name="P108"><text:span text:style-name="Source_20_Text"><text:span text:style-name="T201">String.prototype.includes();</text:span></text:span></text:p>
            <text:p text:style-name="P108"><text:span text:style-name="Source_20_Text"><text:span text:style-name="T201">String.prototype.repeat();</text:span></text:span><text:span text:style-name="T232"><text:line-break/></text:span></text:p>
            <text:p text:style-name="P108"><text:span text:style-name="Source_20_Text"><text:span text:style-name="T201">NodeList.prototype.forEach();</text:span></text:span><text:span text:style-name="T232"><text:line-break/></text:span></text:p>
            <text:p text:style-name="P108"><text:span text:style-name="Source_20_Text"><text:span text:style-name="T201">Object.assign();</text:span></text:span></text:p>
            <text:p text:style-name="P108"><text:span text:style-name="Source_20_Text"><text:span text:style-name="T201">Object.entries();</text:span></text:span><text:span text:style-name="T232"><text:line-break/></text:span></text:p>
            <text:p text:style-name="P108"><text:span text:style-name="Source_20_Text"><text:span text:style-name="T201">Object.getOwnPropertyDescriptors();</text:span></text:span><text:span text:style-name="T232"><text:line-break/></text:span><text:span text:style-name="Source_20_Text"><text:span text:style-name="T201">Object.values();</text:span></text:span><text:span text:style-name="T232"><text:line-break/></text:span></text:p>
            <text:p text:style-name="P108"><text:span text:style-name="Source_20_Text"><text:span text:style-name="T201">RegExp.prototype.flags;</text:span></text:span><text:span text:style-name="T232"><text:line-break/></text:span></text:p>
            <text:p text:style-name="P108"><text:span text:style-name="Source_20_Text"><text:span text:style-name="T233">window</text:span></text:span><text:span text:style-name="Source_20_Text"><text:span text:style-name="T201">.screenLeft;</text:span></text:span><text:span text:style-name="T232"><text:line-break/></text:span><text:span text:style-name="Source_20_Text"><text:span text:style-name="T233">window</text:span></text:span><text:span text:style-name="Source_20_Text"><text:span text:style-name="T201">.screenTop;</text:span></text:span></text:p>
          </table:table-cell>
          <table:table-cell table:style-name="Table3.C3" office:value-type="string">
            <text:p text:style-name="P107">Array.prototype.at();</text:p>
            <text:p text:style-name="P107"/>
            <text:p text:style-name="P107">Array.prototype.findLast();</text:p>
            <text:p text:style-name="P107">Array.prototype.findLastIndex();</text:p>
            <text:p text:style-name="P107"/>
            <text:p text:style-name="P107">Array.prototype.flat();</text:p>
            <text:p text:style-name="P107">Array.prototype.flatMap();</text:p>
            <text:p text:style-name="P107"/>
            <text:p text:style-name="P107">Number.MIN_SAFE_INTEGER;</text:p>
            <text:p text:style-name="P107">Number.MAX_SAFE_INTEGER;</text:p>
            <text:p text:style-name="P107"/>
            <text:p text:style-name="P107">Object.fromEntries();</text:p>
            <text:p text:style-name="P107">Object.is();</text:p>
            <text:p text:style-name="P107"/>
            <text:p text:style-name="P107">String.prototype.at();</text:p>
            <text:p text:style-name="P107"/>
            <text:p text:style-name="P107">String.prototype.matchAll();</text:p>
            <text:p text:style-name="P107"/>
            <text:p text:style-name="P107">String.prototype.padStart();</text:p>
            <text:p text:style-name="P107">String.prototype.padEnd();</text:p>
            <text:p text:style-name="P107"/>
            <text:p text:style-name="P107">String.prototype.replaceAll();</text:p>
            <text:p text:style-name="P107"/>
            <text:p text:style-name="P107">String.prototype.trimStart();</text:p>
            <text:p text:style-name="P107">String.prototype.trimLeft();</text:p>
            <text:p text:style-name="P107"/>
            <text:p text:style-name="P107">String.prototype.trimEnd();</text:p>
            <text:p text:style-name="P107">String.prototype.trimRight();</text:p>
            <text:p text:style-name="P107"/>
            <text:p text:style-name="P107">Typedarray.prototype.at();</text:p>
            <text:p text:style-name="P107"/>
            <text:p text:style-name="P107">TypedArray.prototype.findLast();</text:p>
            <text:p text:style-name="P107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06">v5.<text:span text:style-name="T234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07">BigInt.prototype.toJSON();</text:p>
          </table:table-cell>
        </table:table-row>
      </table:table>
      <text:p text:style-name="P10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6</text:page-number><text:s/>/ <text:page-count>6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10-01T19:55:42.794483900</dc:date>
    <meta:print-date>2025-10-01T19:54:26.835288600</meta:print-date>
    <meta:editing-cycles>1070</meta:editing-cycles>
    <meta:editing-duration>P1DT8H5M3S</meta:editing-duration>
    <meta:printed-by>PDF files</meta:printed-by>
    <meta:document-statistic meta:table-count="7" meta:image-count="0" meta:object-count="0" meta:page-count="6" meta:paragraph-count="449" meta:word-count="638" meta:character-count="10893" meta:non-whitespace-character-count="10683"/>
    <meta:template xlink:type="simple" xlink:actuate="onRequest" xlink:title="" xlink:href="Normal.dotm"/>
  </office:meta>
</office:document-meta>
</file>